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" style:font-adornments="Normál" style:font-family-generic="swiss" style:font-pitch="variable"/>
  </office:font-face-decls>
  <office:automatic-styles>
    <style:style style:name="Táblázat1" style:family="table">
      <style:table-properties style:width="3.6236in" table:align="margins" style:may-break-between-rows="false"/>
    </style:style>
    <style:style style:name="Táblázat1.A" style:family="table-column">
      <style:table-column-properties style:column-width="0.1639in" style:rel-column-width="2969*"/>
    </style:style>
    <style:style style:name="Táblázat1.B" style:family="table-column">
      <style:table-column-properties style:column-width="0.1646in" style:rel-column-width="2982*"/>
    </style:style>
    <style:style style:name="Táblázat1.O" style:family="table-column">
      <style:table-column-properties style:column-width="0.1729in" style:rel-column-width="3126*"/>
    </style:style>
    <style:style style:name="Táblázat1.P" style:family="table-column">
      <style:table-column-properties style:column-width="0.1569in" style:rel-column-width="2837*"/>
    </style:style>
    <style:style style:name="Táblázat1.V" style:family="table-column">
      <style:table-column-properties style:column-width="0.1618in" style:rel-column-width="2927*"/>
    </style:style>
    <style:style style:name="Táblázat1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1.P1" style:family="table-cell">
      <style:table-cell-properties fo:padding="0.0396in" fo:border="0.05pt solid #000000"/>
    </style:style>
    <style:style style:name="Táblázat1.2" style:family="table-row">
      <style:table-row-properties style:min-row-height="0.2in"/>
    </style:style>
    <style:style style:name="Táblázat1.A2" style:family="table-cell">
      <style:table-cell-properties fo:padding="0.0396in" fo:border-left="0.05pt solid #000000" fo:border-right="none" fo:border-top="none" fo:border-bottom="0.05pt solid #000000"/>
    </style:style>
    <style:style style:name="Táblázat1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1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2" style:family="table">
      <style:table-properties style:width="3.5819in" table:align="margins" style:may-break-between-rows="false"/>
    </style:style>
    <style:style style:name="Táblázat2.A" style:family="table-column">
      <style:table-column-properties style:column-width="1.3639in" style:rel-column-width="24950*"/>
    </style:style>
    <style:style style:name="Táblázat2.B" style:family="table-column">
      <style:table-column-properties style:column-width="0.4271in" style:rel-column-width="7817*"/>
    </style:style>
    <style:style style:name="Táblázat2.D" style:family="table-column">
      <style:table-column-properties style:column-width="0.4271in" style:rel-column-width="7818*"/>
    </style:style>
    <style:style style:name="Táblázat2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2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3" style:family="table">
      <style:table-properties style:width="3.5819in" table:align="margins" style:may-break-between-rows="false"/>
    </style:style>
    <style:style style:name="Táblázat3.A" style:family="table-column">
      <style:table-column-properties style:column-width="3.5819in" style:rel-column-width="65535*"/>
    </style:style>
    <style:style style:name="Táblázat3.A1" style:family="table-cell">
      <style:table-cell-properties fo:padding="0in" fo:border="0.05pt solid #000000"/>
    </style:style>
    <style:style style:name="Táblázat3.A2" style:family="table-cell">
      <style:table-cell-properties fo:padding="0in" fo:border-left="0.05pt solid #000000" fo:border-right="0.05pt solid #000000" fo:border-top="none" fo:border-bottom="0.05pt solid #000000"/>
    </style:style>
    <style:style style:name="Táblázat4" style:family="table">
      <style:table-properties style:width="3.6236in" table:align="margins" style:may-break-between-rows="false"/>
    </style:style>
    <style:style style:name="Táblázat4.A" style:family="table-column">
      <style:table-column-properties style:column-width="0.1639in" style:rel-column-width="2969*"/>
    </style:style>
    <style:style style:name="Táblázat4.B" style:family="table-column">
      <style:table-column-properties style:column-width="0.1646in" style:rel-column-width="2982*"/>
    </style:style>
    <style:style style:name="Táblázat4.O" style:family="table-column">
      <style:table-column-properties style:column-width="0.1729in" style:rel-column-width="3126*"/>
    </style:style>
    <style:style style:name="Táblázat4.P" style:family="table-column">
      <style:table-column-properties style:column-width="0.1569in" style:rel-column-width="2837*"/>
    </style:style>
    <style:style style:name="Táblázat4.V" style:family="table-column">
      <style:table-column-properties style:column-width="0.1618in" style:rel-column-width="2927*"/>
    </style:style>
    <style:style style:name="Táblázat4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4.P1" style:family="table-cell">
      <style:table-cell-properties fo:padding="0.0396in" fo:border="0.05pt solid #000000"/>
    </style:style>
    <style:style style:name="Táblázat4.2" style:family="table-row">
      <style:table-row-properties style:min-row-height="0.2in"/>
    </style:style>
    <style:style style:name="Táblázat4.A2" style:family="table-cell">
      <style:table-cell-properties fo:padding="0.0396in" fo:border-left="0.05pt solid #000000" fo:border-right="none" fo:border-top="none" fo:border-bottom="0.05pt solid #000000"/>
    </style:style>
    <style:style style:name="Táblázat4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4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5" style:family="table">
      <style:table-properties style:width="3.5819in" table:align="margins" style:may-break-between-rows="false"/>
    </style:style>
    <style:style style:name="Táblázat5.A" style:family="table-column">
      <style:table-column-properties style:column-width="1.3639in" style:rel-column-width="24950*"/>
    </style:style>
    <style:style style:name="Táblázat5.B" style:family="table-column">
      <style:table-column-properties style:column-width="0.4271in" style:rel-column-width="7817*"/>
    </style:style>
    <style:style style:name="Táblázat5.D" style:family="table-column">
      <style:table-column-properties style:column-width="0.4271in" style:rel-column-width="7818*"/>
    </style:style>
    <style:style style:name="Táblázat5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5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5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6" style:family="table">
      <style:table-properties style:width="3.5819in" table:align="margins" style:may-break-between-rows="false"/>
    </style:style>
    <style:style style:name="Táblázat6.A" style:family="table-column">
      <style:table-column-properties style:column-width="3.5819in" style:rel-column-width="65535*"/>
    </style:style>
    <style:style style:name="Táblázat6.A1" style:family="table-cell">
      <style:table-cell-properties fo:padding="0in" fo:border="0.05pt solid #000000"/>
    </style:style>
    <style:style style:name="Táblázat6.A2" style:family="table-cell">
      <style:table-cell-properties fo:padding="0in" fo:border-left="0.05pt solid #000000" fo:border-right="0.05pt solid #000000" fo:border-top="none" fo:border-bottom="0.05pt solid #000000"/>
    </style:style>
    <style:style style:name="Táblázat7" style:family="table">
      <style:table-properties style:width="3.6236in" table:align="margins" style:may-break-between-rows="false"/>
    </style:style>
    <style:style style:name="Táblázat7.A" style:family="table-column">
      <style:table-column-properties style:column-width="0.1639in" style:rel-column-width="2969*"/>
    </style:style>
    <style:style style:name="Táblázat7.B" style:family="table-column">
      <style:table-column-properties style:column-width="0.1646in" style:rel-column-width="2982*"/>
    </style:style>
    <style:style style:name="Táblázat7.O" style:family="table-column">
      <style:table-column-properties style:column-width="0.1729in" style:rel-column-width="3126*"/>
    </style:style>
    <style:style style:name="Táblázat7.P" style:family="table-column">
      <style:table-column-properties style:column-width="0.1569in" style:rel-column-width="2837*"/>
    </style:style>
    <style:style style:name="Táblázat7.V" style:family="table-column">
      <style:table-column-properties style:column-width="0.1618in" style:rel-column-width="2927*"/>
    </style:style>
    <style:style style:name="Táblázat7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7.P1" style:family="table-cell">
      <style:table-cell-properties fo:padding="0.0396in" fo:border="0.05pt solid #000000"/>
    </style:style>
    <style:style style:name="Táblázat7.2" style:family="table-row">
      <style:table-row-properties style:min-row-height="0.2in"/>
    </style:style>
    <style:style style:name="Táblázat7.A2" style:family="table-cell">
      <style:table-cell-properties fo:padding="0.0396in" fo:border-left="0.05pt solid #000000" fo:border-right="none" fo:border-top="none" fo:border-bottom="0.05pt solid #000000"/>
    </style:style>
    <style:style style:name="Táblázat7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7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8" style:family="table">
      <style:table-properties style:width="3.5819in" table:align="margins" style:may-break-between-rows="false"/>
    </style:style>
    <style:style style:name="Táblázat8.A" style:family="table-column">
      <style:table-column-properties style:column-width="1.3639in" style:rel-column-width="24950*"/>
    </style:style>
    <style:style style:name="Táblázat8.B" style:family="table-column">
      <style:table-column-properties style:column-width="0.4271in" style:rel-column-width="7817*"/>
    </style:style>
    <style:style style:name="Táblázat8.D" style:family="table-column">
      <style:table-column-properties style:column-width="0.4271in" style:rel-column-width="7818*"/>
    </style:style>
    <style:style style:name="Táblázat8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8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9" style:family="table">
      <style:table-properties style:width="3.5819in" table:align="margins" style:may-break-between-rows="false"/>
    </style:style>
    <style:style style:name="Táblázat9.A" style:family="table-column">
      <style:table-column-properties style:column-width="3.5819in" style:rel-column-width="65535*"/>
    </style:style>
    <style:style style:name="Táblázat9.A1" style:family="table-cell">
      <style:table-cell-properties fo:padding="0in" fo:border="0.05pt solid #000000"/>
    </style:style>
    <style:style style:name="Táblázat9.A2" style:family="table-cell">
      <style:table-cell-properties fo:padding="0in" fo:border-left="0.05pt solid #000000" fo:border-right="0.05pt solid #000000" fo:border-top="none" fo:border-bottom="0.05pt solid #000000"/>
    </style:style>
    <style:style style:name="Táblázat10" style:family="table">
      <style:table-properties style:width="3.6236in" table:align="margins" style:may-break-between-rows="false"/>
    </style:style>
    <style:style style:name="Táblázat10.A" style:family="table-column">
      <style:table-column-properties style:column-width="0.1639in" style:rel-column-width="2969*"/>
    </style:style>
    <style:style style:name="Táblázat10.B" style:family="table-column">
      <style:table-column-properties style:column-width="0.1646in" style:rel-column-width="2982*"/>
    </style:style>
    <style:style style:name="Táblázat10.O" style:family="table-column">
      <style:table-column-properties style:column-width="0.1729in" style:rel-column-width="3126*"/>
    </style:style>
    <style:style style:name="Táblázat10.P" style:family="table-column">
      <style:table-column-properties style:column-width="0.1569in" style:rel-column-width="2837*"/>
    </style:style>
    <style:style style:name="Táblázat10.V" style:family="table-column">
      <style:table-column-properties style:column-width="0.1618in" style:rel-column-width="2927*"/>
    </style:style>
    <style:style style:name="Táblázat10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10.P1" style:family="table-cell">
      <style:table-cell-properties fo:padding="0.0396in" fo:border="0.05pt solid #000000"/>
    </style:style>
    <style:style style:name="Táblázat10.2" style:family="table-row">
      <style:table-row-properties style:min-row-height="0.2in"/>
    </style:style>
    <style:style style:name="Táblázat10.A2" style:family="table-cell">
      <style:table-cell-properties fo:padding="0.0396in" fo:border-left="0.05pt solid #000000" fo:border-right="none" fo:border-top="none" fo:border-bottom="0.05pt solid #000000"/>
    </style:style>
    <style:style style:name="Táblázat10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10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11" style:family="table">
      <style:table-properties style:width="3.5819in" table:align="margins" style:may-break-between-rows="false"/>
    </style:style>
    <style:style style:name="Táblázat11.A" style:family="table-column">
      <style:table-column-properties style:column-width="1.3639in" style:rel-column-width="24950*"/>
    </style:style>
    <style:style style:name="Táblázat11.B" style:family="table-column">
      <style:table-column-properties style:column-width="0.4271in" style:rel-column-width="7817*"/>
    </style:style>
    <style:style style:name="Táblázat11.D" style:family="table-column">
      <style:table-column-properties style:column-width="0.4271in" style:rel-column-width="7818*"/>
    </style:style>
    <style:style style:name="Táblázat11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11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11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1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1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1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1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1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1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1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1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1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1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1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1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1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1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1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1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1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1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12" style:family="table">
      <style:table-properties style:width="3.5819in" table:align="margins" style:may-break-between-rows="false"/>
    </style:style>
    <style:style style:name="Táblázat12.A" style:family="table-column">
      <style:table-column-properties style:column-width="3.5819in" style:rel-column-width="65535*"/>
    </style:style>
    <style:style style:name="Táblázat12.A1" style:family="table-cell">
      <style:table-cell-properties fo:padding="0in" fo:border="0.05pt solid #000000"/>
    </style:style>
    <style:style style:name="Táblázat12.A2" style:family="table-cell">
      <style:table-cell-properties fo:padding="0in" fo:border-left="0.05pt solid #000000" fo:border-right="0.05pt solid #000000" fo:border-top="none" fo:border-bottom="0.05pt solid #000000"/>
    </style:style>
    <style:style style:name="Táblázat13" style:family="table">
      <style:table-properties style:width="3.6236in" table:align="margins" style:may-break-between-rows="false"/>
    </style:style>
    <style:style style:name="Táblázat13.A" style:family="table-column">
      <style:table-column-properties style:column-width="0.1639in" style:rel-column-width="2969*"/>
    </style:style>
    <style:style style:name="Táblázat13.B" style:family="table-column">
      <style:table-column-properties style:column-width="0.1646in" style:rel-column-width="2982*"/>
    </style:style>
    <style:style style:name="Táblázat13.O" style:family="table-column">
      <style:table-column-properties style:column-width="0.1729in" style:rel-column-width="3126*"/>
    </style:style>
    <style:style style:name="Táblázat13.P" style:family="table-column">
      <style:table-column-properties style:column-width="0.1569in" style:rel-column-width="2837*"/>
    </style:style>
    <style:style style:name="Táblázat13.V" style:family="table-column">
      <style:table-column-properties style:column-width="0.1618in" style:rel-column-width="2927*"/>
    </style:style>
    <style:style style:name="Táblázat13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13.P1" style:family="table-cell">
      <style:table-cell-properties fo:padding="0.0396in" fo:border="0.05pt solid #000000"/>
    </style:style>
    <style:style style:name="Táblázat13.2" style:family="table-row">
      <style:table-row-properties style:min-row-height="0.2in"/>
    </style:style>
    <style:style style:name="Táblázat13.A2" style:family="table-cell">
      <style:table-cell-properties fo:padding="0.0396in" fo:border-left="0.05pt solid #000000" fo:border-right="none" fo:border-top="none" fo:border-bottom="0.05pt solid #000000"/>
    </style:style>
    <style:style style:name="Táblázat13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13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14" style:family="table">
      <style:table-properties style:width="3.5819in" table:align="margins" style:may-break-between-rows="false"/>
    </style:style>
    <style:style style:name="Táblázat14.A" style:family="table-column">
      <style:table-column-properties style:column-width="1.3639in" style:rel-column-width="24950*"/>
    </style:style>
    <style:style style:name="Táblázat14.B" style:family="table-column">
      <style:table-column-properties style:column-width="0.4271in" style:rel-column-width="7817*"/>
    </style:style>
    <style:style style:name="Táblázat14.D" style:family="table-column">
      <style:table-column-properties style:column-width="0.4271in" style:rel-column-width="7818*"/>
    </style:style>
    <style:style style:name="Táblázat14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14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14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4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4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4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4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4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4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4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4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4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4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4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4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4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4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4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4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4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4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4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15" style:family="table">
      <style:table-properties style:width="3.5819in" table:align="margins" style:may-break-between-rows="false"/>
    </style:style>
    <style:style style:name="Táblázat15.A" style:family="table-column">
      <style:table-column-properties style:column-width="3.5819in" style:rel-column-width="65535*"/>
    </style:style>
    <style:style style:name="Táblázat15.A1" style:family="table-cell">
      <style:table-cell-properties fo:padding="0in" fo:border="0.05pt solid #000000"/>
    </style:style>
    <style:style style:name="Táblázat15.A2" style:family="table-cell">
      <style:table-cell-properties fo:padding="0in" fo:border-left="0.05pt solid #000000" fo:border-right="0.05pt solid #000000" fo:border-top="none" fo:border-bottom="0.05pt solid #000000"/>
    </style:style>
    <style:style style:name="Táblázat16" style:family="table">
      <style:table-properties style:width="3.6236in" table:align="margins" style:may-break-between-rows="false"/>
    </style:style>
    <style:style style:name="Táblázat16.A" style:family="table-column">
      <style:table-column-properties style:column-width="0.1639in" style:rel-column-width="2969*"/>
    </style:style>
    <style:style style:name="Táblázat16.B" style:family="table-column">
      <style:table-column-properties style:column-width="0.1646in" style:rel-column-width="2982*"/>
    </style:style>
    <style:style style:name="Táblázat16.O" style:family="table-column">
      <style:table-column-properties style:column-width="0.1729in" style:rel-column-width="3126*"/>
    </style:style>
    <style:style style:name="Táblázat16.P" style:family="table-column">
      <style:table-column-properties style:column-width="0.1569in" style:rel-column-width="2837*"/>
    </style:style>
    <style:style style:name="Táblázat16.V" style:family="table-column">
      <style:table-column-properties style:column-width="0.1618in" style:rel-column-width="2927*"/>
    </style:style>
    <style:style style:name="Táblázat16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16.P1" style:family="table-cell">
      <style:table-cell-properties fo:padding="0.0396in" fo:border="0.05pt solid #000000"/>
    </style:style>
    <style:style style:name="Táblázat16.2" style:family="table-row">
      <style:table-row-properties style:min-row-height="0.2in"/>
    </style:style>
    <style:style style:name="Táblázat16.A2" style:family="table-cell">
      <style:table-cell-properties fo:padding="0.0396in" fo:border-left="0.05pt solid #000000" fo:border-right="none" fo:border-top="none" fo:border-bottom="0.05pt solid #000000"/>
    </style:style>
    <style:style style:name="Táblázat16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16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17" style:family="table">
      <style:table-properties style:width="3.5819in" table:align="margins" style:may-break-between-rows="false"/>
    </style:style>
    <style:style style:name="Táblázat17.A" style:family="table-column">
      <style:table-column-properties style:column-width="1.3639in" style:rel-column-width="24950*"/>
    </style:style>
    <style:style style:name="Táblázat17.B" style:family="table-column">
      <style:table-column-properties style:column-width="0.4271in" style:rel-column-width="7817*"/>
    </style:style>
    <style:style style:name="Táblázat17.D" style:family="table-column">
      <style:table-column-properties style:column-width="0.4271in" style:rel-column-width="7818*"/>
    </style:style>
    <style:style style:name="Táblázat17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17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17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7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7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7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7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7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7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7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7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7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7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7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7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7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7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7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7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7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17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7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18" style:family="table">
      <style:table-properties style:width="3.5819in" table:align="margins" style:may-break-between-rows="false"/>
    </style:style>
    <style:style style:name="Táblázat18.A" style:family="table-column">
      <style:table-column-properties style:column-width="3.5819in" style:rel-column-width="65535*"/>
    </style:style>
    <style:style style:name="Táblázat18.A1" style:family="table-cell">
      <style:table-cell-properties fo:padding="0in" fo:border="0.05pt solid #000000"/>
    </style:style>
    <style:style style:name="Táblázat18.A2" style:family="table-cell">
      <style:table-cell-properties fo:padding="0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.0783in" style:contextual-spacing="false">
        <style:tab-stops>
          <style:tab-stop style:position="0.9898in"/>
        </style:tab-stops>
      </style:paragraph-properties>
      <style:text-properties fo:font-size="9pt" style:font-size-asian="9pt" style:font-size-complex="9pt"/>
    </style:style>
    <style:style style:name="P2" style:family="paragraph" style:parent-style-name="Text_20_body">
      <style:paragraph-properties fo:margin-top="0in" fo:margin-bottom="0.0783in" style:contextual-spacing="false">
        <style:tab-stops>
          <style:tab-stop style:position="0.9898in"/>
          <style:tab-stop style:position="2.0138in"/>
          <style:tab-stop style:position="2.2835in"/>
          <style:tab-stop style:position="3.2902in"/>
        </style:tab-stops>
      </style:paragraph-properties>
      <style:text-properties fo:font-size="9pt" style:font-size-asian="9pt" style:font-size-complex="9pt"/>
    </style:style>
    <style:style style:name="P3" style:family="paragraph" style:parent-style-name="Text_20_body">
      <style:paragraph-properties fo:margin-top="0in" fo:margin-bottom="0.0783in" style:contextual-spacing="false">
        <style:tab-stops>
          <style:tab-stop style:position="2.561in"/>
          <style:tab-stop style:position="3.611in"/>
        </style:tab-stops>
      </style:paragraph-properties>
      <style:text-properties fo:font-size="9pt" style:font-size-asian="9pt" style:font-size-complex="9pt"/>
    </style:style>
    <style:style style:name="P4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7" style:family="paragraph" style:parent-style-name="Text_20_body">
      <style:text-properties fo:font-size="9pt" style:font-size-asian="9pt" style:font-size-complex="9pt"/>
    </style:style>
    <style:style style:name="P8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ext_20_body">
      <style:paragraph-properties fo:margin-top="0in" fo:margin-bottom="0.0398in" style:contextual-spacing="false">
        <style:tab-stops>
          <style:tab-stop style:position="3.6028in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Text_20_body">
      <style:paragraph-properties fo:margin-top="0in" fo:margin-bottom="0.0783in" style:contextual-spacing="false">
        <style:tab-stops>
          <style:tab-stop style:position="1.8492in"/>
          <style:tab-stop style:position="1.9791in"/>
          <style:tab-stop style:position="2.9165in"/>
          <style:tab-stop style:position="3.3425in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12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13" style:family="paragraph" style:parent-style-name="Text_20_body">
      <style:paragraph-properties fo:margin-top="0in" fo:margin-bottom="0.0783in" style:contextual-spacing="false" fo:break-before="column">
        <style:tab-stops>
          <style:tab-stop style:position="1.4409in"/>
          <style:tab-stop style:position="3.5681in"/>
        </style:tab-stops>
      </style:paragraph-properties>
      <style:text-properties fo:font-size="9pt" style:text-underline-style="none" style:font-size-asian="9pt" style:font-size-complex="9pt"/>
    </style:style>
    <style:style style:name="P14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Standard">
      <style:paragraph-properties fo:margin-top="0in" fo:margin-bottom="0.0783in" style:contextual-spacing="false">
        <style:tab-stops>
          <style:tab-stop style:position="3.3425in"/>
        </style:tab-stops>
      </style:paragraph-properties>
      <style:text-properties style:text-underline-style="solid" style:text-underline-width="auto" style:text-underline-color="font-color"/>
    </style:style>
    <style:style style:name="P17" style:family="paragraph" style:parent-style-name="Text_20_body">
      <style:text-properties style:text-underline-style="solid" style:text-underline-width="auto" style:text-underline-color="font-color"/>
    </style:style>
    <style:style style:name="P18" style:family="paragraph" style:parent-style-name="Text_20_body">
      <style:text-properties fo:font-size="11pt" style:font-size-asian="11pt" style:font-size-complex="11pt"/>
    </style:style>
    <style:style style:name="P19" style:family="paragraph" style:parent-style-name="Standard">
      <style:text-properties fo:font-size="11pt" style:font-size-asian="11pt" style:font-size-complex="11pt"/>
    </style:style>
    <style:style style:name="P20" style:family="paragraph" style:parent-style-name="Text_20_body">
      <style:paragraph-properties fo:margin-top="0in" fo:margin-bottom="0in" style:contextual-spacing="false">
        <style:tab-stops>
          <style:tab-stop style:position="3.3425in"/>
        </style:tab-stops>
      </style:paragraph-properties>
      <style:text-properties style:text-underline-style="none"/>
    </style:style>
    <style:style style:name="P21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27" style:family="paragraph" style:parent-style-name="Standard">
      <style:paragraph-properties fo:margin-top="0in" fo:margin-bottom="0.0783in" style:contextual-spacing="false">
        <style:tab-stops>
          <style:tab-stop style:position="3.3425in"/>
        </style:tab-stops>
      </style:paragraph-properties>
      <style:text-properties style:text-underline-style="solid" style:text-underline-width="auto" style:text-underline-color="font-color"/>
    </style:style>
    <style:style style:name="P28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29" style:family="paragraph" style:parent-style-name="Text_20_body">
      <style:paragraph-properties fo:margin-top="0in" fo:margin-bottom="0.0398in" style:contextual-spacing="false">
        <style:tab-stops>
          <style:tab-stop style:position="3.6028in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30" style:family="paragraph" style:parent-style-name="Text_20_body">
      <style:paragraph-properties fo:margin-top="0in" fo:margin-bottom="0.0783in" style:contextual-spacing="false">
        <style:tab-stops>
          <style:tab-stop style:position="0.9898in"/>
        </style:tab-stops>
      </style:paragraph-properties>
      <style:text-properties fo:font-size="9pt" style:font-size-asian="9pt" style:font-size-complex="9pt"/>
    </style:style>
    <style:style style:name="P31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font-size-asian="9pt" style:font-size-complex="9pt"/>
    </style:style>
    <style:style style:name="P32" style:family="paragraph" style:parent-style-name="Text_20_body">
      <style:paragraph-properties fo:margin-top="0in" fo:margin-bottom="0.0783in" style:contextual-spacing="false">
        <style:tab-stops>
          <style:tab-stop style:position="2.561in"/>
          <style:tab-stop style:position="3.611in"/>
        </style:tab-stops>
      </style:paragraph-properties>
      <style:text-properties fo:font-size="9pt" style:font-size-asian="9pt" style:font-size-complex="9pt"/>
    </style:style>
    <style:style style:name="P33" style:family="paragraph" style:parent-style-name="Text_20_body">
      <style:paragraph-properties fo:margin-top="0in" fo:margin-bottom="0.0783in" style:contextual-spacing="false">
        <style:tab-stops>
          <style:tab-stop style:position="0.9898in"/>
          <style:tab-stop style:position="2.0138in"/>
          <style:tab-stop style:position="2.2835in"/>
          <style:tab-stop style:position="3.2902in"/>
        </style:tab-stops>
      </style:paragraph-properties>
      <style:text-properties fo:font-size="9pt" style:font-size-asian="9pt" style:font-size-complex="9pt"/>
    </style:style>
    <style:style style:name="P34" style:family="paragraph" style:parent-style-name="Text_20_body">
      <style:text-properties fo:font-size="9pt" style:font-size-asian="9pt" style:font-size-complex="9pt"/>
    </style:style>
    <style:style style:name="P35" style:family="paragraph" style:parent-style-name="Text_20_body">
      <style:paragraph-properties fo:margin-top="0in" fo:margin-bottom="0.0783in" style:contextual-spacing="false">
        <style:tab-stops>
          <style:tab-stop style:position="1.8492in"/>
          <style:tab-stop style:position="1.9791in"/>
          <style:tab-stop style:position="2.9165in"/>
          <style:tab-stop style:position="3.3425in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36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37" style:family="paragraph" style:parent-style-name="Text_20_body">
      <style:paragraph-properties fo:margin-top="0in" fo:margin-bottom="0.0783in" style:contextual-spacing="false" fo:break-before="column">
        <style:tab-stops>
          <style:tab-stop style:position="1.4409in"/>
          <style:tab-stop style:position="3.5681in"/>
        </style:tab-stops>
      </style:paragraph-properties>
      <style:text-properties fo:font-size="9pt" style:text-underline-style="none" style:font-size-asian="9pt" style:font-size-complex="9pt"/>
    </style:style>
    <style:style style:name="P38" style:family="paragraph" style:parent-style-name="Text_20_body">
      <style:paragraph-properties fo:margin-top="0in" fo:margin-bottom="0.0783in" style:contextual-spacing="false">
        <style:tab-stops>
          <style:tab-stop style:position="1.4673in"/>
          <style:tab-stop style:position="2.8701in"/>
          <style:tab-stop style:position="3.5591in"/>
        </style:tab-stops>
      </style:paragraph-properties>
      <style:text-properties fo:font-size="9pt" style:text-underline-style="none" officeooo:paragraph-rsid="001be422" style:font-size-asian="9pt" style:font-size-complex="9pt"/>
    </style:style>
    <style:style style:name="P39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fo:font-weight="bold" style:font-weight-asian="bold" style:font-weight-complex="bold"/>
    </style:style>
    <style:style style:name="P40" style:family="paragraph" style:parent-style-name="Text_20_body">
      <style:text-properties style:text-underline-style="solid" style:text-underline-width="auto" style:text-underline-color="font-color"/>
    </style:style>
    <style:style style:name="P41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42" style:family="paragraph" style:parent-style-name="Text_20_body">
      <style:paragraph-properties fo:margin-top="0in" fo:margin-bottom="0in" style:contextual-spacing="false">
        <style:tab-stops>
          <style:tab-stop style:position="3.3425in"/>
        </style:tab-stops>
      </style:paragraph-properties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ize="8pt" style:text-underline-style="none" style:font-size-asian="8pt" style:font-size-complex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font-name="Tahoma1"/>
    </style:style>
    <style:style style:name="T8" style:family="text">
      <style:text-properties style:font-name="Tahoma1" style:text-underline-style="solid" style:text-underline-width="auto" style:text-underline-color="font-color"/>
    </style:style>
    <style:style style:name="T9" style:family="text">
      <style:text-properties style:font-name="Tahoma1" fo:font-size="7pt" style:text-underline-style="solid" style:text-underline-width="auto" style:text-underline-color="font-color" style:font-size-asian="7pt" style:font-size-complex="7pt"/>
    </style:style>
    <style:style style:name="T10" style:family="text">
      <style:text-properties style:font-name="Tahoma1" fo:font-size="7pt" style:text-underline-style="solid" style:text-underline-width="auto" style:text-underline-color="font-color" officeooo:rsid="001ae216" style:font-size-asian="7pt" style:font-size-complex="7pt"/>
    </style:style>
    <style:style style:name="T11" style:family="text">
      <style:text-properties style:font-name="Tahoma1" officeooo:rsid="0002ee08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style:text-position="super 58%" fo:font-size="8pt" style:font-size-asian="8pt" style:font-size-complex="8pt"/>
    </style:style>
    <style:style style:name="T18" style:family="text">
      <style:text-properties style:text-position="super 58%" fo:font-size="8pt" style:text-underline-style="none" style:font-size-asian="8pt" style:font-size-complex="8pt"/>
    </style:style>
    <style:style style:name="T19" style:family="text">
      <style:text-properties style:text-position="super 58%" fo:font-size="8pt" style:text-underline-style="solid" style:text-underline-width="auto" style:text-underline-color="font-color" style:font-size-asian="8pt" style:font-size-complex="8pt"/>
    </style:style>
    <style:style style:name="T20" style:family="text">
      <style:text-properties style:text-position="super 58%" style:font-name="Tahoma1" fo:font-size="8pt" style:text-underline-style="solid" style:text-underline-width="auto" style:text-underline-color="font-color" style:font-size-asian="8pt" style:font-size-complex="8pt"/>
    </style:style>
    <style:style style:name="Sect1" style:family="section">
      <style:section-properties text:dont-balance-text-columns="true" style:editable="false">
        <style:columns fo:column-count="2">
          <style:column style:rel-width="4846*" fo:start-indent="0in" fo:end-indent="0.0193in"/>
          <style:column style:rel-width="4790*" fo:start-indent="0.0193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Szakasz1">
        <text:p text:style-name="P10"><text:span text:style-name="T3">Név, jellemző, szint: </text:span><text:span text:style-name="T2"><text:s/><text:tab/></text:span></text:p>
        <text:p text:style-name="P21"><text:span text:style-name="T12">Fegyverei: </text:span><text:span text:style-name="T13"><text:tab/></text:span></text:p>
        <table:table table:name="Táblázat1" table:style-name="Táblázat1">
          <table:table-column table:style-name="Táblázat1.A"/>
          <table:table-column table:style-name="Táblázat1.B" table:number-columns-repeated="13"/>
          <table:table-column table:style-name="Táblázat1.O"/>
          <table:table-column table:style-name="Táblázat1.P"/>
          <table:table-column table:style-name="Táblázat1.B" table:number-columns-repeated="5"/>
          <table:table-column table:style-name="Táblázat1.V"/>
          <table:table-row>
            <table:table-cell table:style-name="Táblázat1.A1" table:number-columns-spanned="15" office:value-type="string">
              <text:p text:style-name="P7"><text:span text:style-name="T14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1.P1" table:number-columns-spanned="7" office:value-type="string">
              <text:p text:style-name="P7">SFÉ: <text:span text:style-name="T17">SZ</text:span><text:span text:style-name="T1"> <text:s/></text:span><text:span text:style-name="T3"><text:s/>/ </text:span><text:span text:style-name="T18">V</text:span><text:span text:style-name="T1"> <text:s/></text:span><text:span text:style-name="T3"><text:s/>/ </text:span><text:span text:style-name="T18">Z</text:span><text:span text:style-name="T3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1.2"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V2" office:value-type="string">
              <text:p text:style-name="P7"/>
            </table:table-cell>
          </table:table-row>
          <table:table-row>
            <table:table-cell table:style-name="Táblázat1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7"/>
        <text:p text:style-name="P2"><text:span text:style-name="T14">KÉ</text:span>: <text:span text:style-name="T1"><text:tab/></text:span><text:span text:style-name="T3"> <text:s/>F1(</text:span><text:span text:style-name="T1"> <text:s text:c="10"/></text:span><text:span text:style-name="T3">): </text:span><text:span text:style-name="T1"><text:tab/></text:span><text:span text:style-name="T5">SP</text:span><text:span text:style-name="T3"><text:tab/>F2(</text:span><text:span text:style-name="T1"> <text:s text:c="11"/></text:span><text:span text:style-name="T3">): </text:span><text:span text:style-name="T1"><text:tab/></text:span><text:span text:style-name="T5">SP</text:span></text:p>
        <text:p text:style-name="P3"><text:span text:style-name="T14">TÉ</text:span>: <text:span text:style-name="T1"><text:tab/></text:span><text:span text:style-name="T3"> T/K:</text:span><text:span text:style-name="T1"><text:tab/></text:span></text:p>
        <text:p text:style-name="P4"><text:span text:style-name="T4">VÉ</text:span><text:span text:style-name="T3">: </text:span><text:span text:style-name="T1"><text:tab/></text:span></text:p>
        <text:p text:style-name="P12"><text:tab/></text:p>
        <text:p text:style-name="P11"><text:span text:style-name="T3">Pajzs: </text:span><text:tab/><text:span text:style-name="T3"><text:tab/>Erőbónusz: </text:span><text:tab/></text:p>
        <text:p text:style-name="P1"><text:span text:style-name="T4">CÉ</text:span><text:span text:style-name="T3">: </text:span><text:span text:style-name="T1"><text:tab/></text:span></text:p>
        <text:p text:style-name="P8"><text:span text:style-name="T3">Puszta kézzel: KÉ:</text:span><text:span text:style-name="T1"> <text:s text:c="4"/></text:span><text:span text:style-name="T3"><text:s/>TÉ:</text:span><text:span text:style-name="T1"> <text:s text:c="12"/></text:span><text:span text:style-name="T3"><text:s/>VÉ: </text:span><text:span text:style-name="T1"><text:tab/></text:span></text:p>
        <text:p text:style-name="P14"><text:span text:style-name="T3">Erő: </text:span><text:span text:style-name="T1"><text:tab/></text:span><text:span text:style-name="T3"> Edz: </text:span><text:span text:style-name="T1"><text:tab/></text:span><text:span text:style-name="T3"> Gyors: </text:span><text:span text:style-name="T1"><text:tab/></text:span><text:span text:style-name="T3"> Ügy: </text:span><text:span text:style-name="T1"><text:tab/></text:span><text:span text:style-name="T3"> IQ: </text:span><text:span text:style-name="T1"><text:tab/></text:span><text:span text:style-name="T3"> Eml: </text:span><text:span text:style-name="T1"><text:tab/></text:span><text:span text:style-name="T3"> Önur: </text:span><text:span text:style-name="T1"><text:tab/></text:span><text:span text:style-name="T3"> Fog: </text:span><text:span text:style-name="T1"><text:tab/></text:span></text:p>
        <text:p text:style-name="P13"><text:span text:style-name="T15">H1:</text:span><text:span text:style-name="T1"> <text:s text:c="13"/></text:span>: <text:span text:style-name="T1"><text:s text:c="5"/></text:span><text:span text:style-name="T15">.sz </text:span><text:span text:style-name="T1">(</text:span><text:span text:style-name="T19">S</text:span><text:span text:style-name="T1"> <text:s text:c="2"/>)</text:span><text:tab/><text:span text:style-name="T16">Mesterfegyver (fegy, fok)</text:span><text:span text:style-name="T6">:</text:span> <text:span text:style-name="T1"><text:tab/></text:span></text:p>
        <text:p text:style-name="P38"><text:span text:style-name="T9">H</text:span><text:span text:style-name="T10">2</text:span><text:span text:style-name="T9">:</text:span><text:span text:style-name="T8"> <text:s text:c="13"/></text:span><text:span text:style-name="T7">: </text:span><text:span text:style-name="T8"><text:s text:c="5"/></text:span><text:span text:style-name="T9">.sz </text:span><text:span text:style-name="T8">(</text:span><text:span text:style-name="T20">S</text:span><text:span text:style-name="T8"> <text:s text:c="2"/>)</text:span><text:span text:style-name="T7"> Ψ </text:span><text:span text:style-name="T11">fok, szint</text:span><text:span text:style-name="T7">: </text:span><text:span text:style-name="T8"><text:tab/></text:span><text:span text:style-name="T7"> </text:span><text:span text:style-name="T11">Aura</text:span><text:span text:style-name="T7">: </text:span><text:span text:style-name="T8"><text:tab/></text:span></text:p>
        <table:table table:name="Táblázat2" table:style-name="Táblázat2">
          <table:table-column table:style-name="Táblázat2.A"/>
          <table:table-column table:style-name="Táblázat2.B"/>
          <table:table-column table:style-name="Táblázat2.A"/>
          <table:table-column table:style-name="Táblázat2.D"/>
          <table:table-row>
            <table:table-cell table:style-name="Táblázat2.A1" office:value-type="string">
              <text:p text:style-name="P15">Képzettség, Fortély, Manőver</text:p>
            </table:table-cell>
            <table:table-cell table:style-name="Táblázat2.A1" office:value-type="string">
              <text:p text:style-name="P15">Értéke</text:p>
            </table:table-cell>
            <table:table-cell table:style-name="Táblázat2.A1" office:value-type="string">
              <text:p text:style-name="P15">Képzettség, Fortély, Manőver</text:p>
            </table:table-cell>
            <table:table-cell table:style-name="Táblázat2.D1" office:value-type="string">
              <text:p text:style-name="P15">Értéke</text:p>
            </table:table-cell>
          </table:table-row>
          <table:table-row>
            <table:table-cell table:style-name="Táblázat2.A2" office:value-type="string">
              <text:p text:style-name="P9">Fájdalomtűrés</text:p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>Észlelés</text:p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>Emberismeret</text:p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11" table:number-columns-spanned="4" office:value-type="string">
              <text:p text:style-name="P6">Speciális:</text:p>
            </table:table-cell>
            <table:covered-table-cell/>
            <table:covered-table-cell/>
            <table:covered-table-cell/>
          </table:table-row>
        </table:table>
        <text:p text:style-name="P20"/>
        <table:table table:name="Táblázat3" table:style-name="Táblázat3">
          <table:table-column table:style-name="Táblázat3.A"/>
          <table:table-row>
            <table:table-cell table:style-name="Táblázat3.A1" office:value-type="string">
              <text:p text:style-name="P6"><text:span text:style-name="T14">Leírás:</text:span> </text:p>
            </table:table-cell>
          </table:table-row>
          <table:table-row>
            <table:table-cell table:style-name="Táblázat3.A2" office:value-type="string">
              <text:p text:style-name="P6"/>
            </table:table-cell>
          </table:table-row>
        </table:table>
        <text:p text:style-name="P16"/>
      </text:section>
      <text:p text:style-name="P19"/>
      <text:p text:style-name="P19"/>
      <text:p text:style-name="P19"><text:s/></text:p>
      <text:section text:style-name="Sect1" text:name="Szakasz2">
        <text:p text:style-name="P10"><text:span text:style-name="T3">Név, jellemző, szint: </text:span><text:span text:style-name="T2"><text:s/><text:tab/></text:span></text:p>
        <text:p text:style-name="P21"><text:span text:style-name="T12">Fegyverei: </text:span><text:span text:style-name="T13"><text:tab/></text:span></text:p>
        <table:table table:name="Táblázat4" table:style-name="Táblázat4">
          <table:table-column table:style-name="Táblázat4.A"/>
          <table:table-column table:style-name="Táblázat4.B" table:number-columns-repeated="13"/>
          <table:table-column table:style-name="Táblázat4.O"/>
          <table:table-column table:style-name="Táblázat4.P"/>
          <table:table-column table:style-name="Táblázat4.B" table:number-columns-repeated="5"/>
          <table:table-column table:style-name="Táblázat4.V"/>
          <table:table-row>
            <table:table-cell table:style-name="Táblázat4.A1" table:number-columns-spanned="15" office:value-type="string">
              <text:p text:style-name="P7"><text:span text:style-name="T14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4.P1" table:number-columns-spanned="7" office:value-type="string">
              <text:p text:style-name="P7">SFÉ: <text:span text:style-name="T17">SZ</text:span><text:span text:style-name="T1"> <text:s/></text:span><text:span text:style-name="T3"><text:s/>/ </text:span><text:span text:style-name="T18">V</text:span><text:span text:style-name="T1"> <text:s/></text:span><text:span text:style-name="T3"><text:s/>/ </text:span><text:span text:style-name="T18">Z</text:span><text:span text:style-name="T3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4.2"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V2" office:value-type="string">
              <text:p text:style-name="P7"/>
            </table:table-cell>
          </table:table-row>
          <table:table-row>
            <table:table-cell table:style-name="Táblázat4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7"/>
        <text:p text:style-name="P2"><text:span text:style-name="T14">KÉ</text:span>: <text:span text:style-name="T1"><text:tab/></text:span><text:span text:style-name="T3"> <text:s/>F1(</text:span><text:span text:style-name="T1"> <text:s text:c="10"/></text:span><text:span text:style-name="T3">): </text:span><text:span text:style-name="T1"><text:tab/></text:span><text:span text:style-name="T5">SP</text:span><text:span text:style-name="T3"><text:tab/>F2(</text:span><text:span text:style-name="T1"> <text:s text:c="11"/></text:span><text:span text:style-name="T3">): </text:span><text:span text:style-name="T1"><text:tab/></text:span><text:span text:style-name="T5">SP</text:span></text:p>
        <text:p text:style-name="P3"><text:span text:style-name="T14">TÉ</text:span>: <text:span text:style-name="T1"><text:tab/></text:span><text:span text:style-name="T3"> T/K:</text:span><text:span text:style-name="T1"><text:tab/></text:span></text:p>
        <text:p text:style-name="P4"><text:span text:style-name="T4">VÉ</text:span><text:span text:style-name="T3">: </text:span><text:span text:style-name="T1"><text:tab/></text:span></text:p>
        <text:p text:style-name="P12"><text:tab/></text:p>
        <text:p text:style-name="P11"><text:span text:style-name="T3">Pajzs: </text:span><text:tab/><text:span text:style-name="T3"><text:tab/>Erőbónusz: </text:span><text:tab/></text:p>
        <text:p text:style-name="P1"><text:span text:style-name="T4">CÉ</text:span><text:span text:style-name="T3">: </text:span><text:span text:style-name="T1"><text:tab/></text:span></text:p>
        <text:p text:style-name="P8"><text:span text:style-name="T3">Puszta kézzel: KÉ:</text:span><text:span text:style-name="T1"> <text:s text:c="4"/></text:span><text:span text:style-name="T3"><text:s/>TÉ:</text:span><text:span text:style-name="T1"> <text:s text:c="12"/></text:span><text:span text:style-name="T3"><text:s/>VÉ: </text:span><text:span text:style-name="T1"><text:tab/></text:span></text:p>
        <text:p text:style-name="P14"><text:span text:style-name="T3">Erő: </text:span><text:span text:style-name="T1"><text:tab/></text:span><text:span text:style-name="T3"> Edz: </text:span><text:span text:style-name="T1"><text:tab/></text:span><text:span text:style-name="T3"> Gyors: </text:span><text:span text:style-name="T1"><text:tab/></text:span><text:span text:style-name="T3"> Ügy: </text:span><text:span text:style-name="T1"><text:tab/></text:span><text:span text:style-name="T3"> IQ: </text:span><text:span text:style-name="T1"><text:tab/></text:span><text:span text:style-name="T3"> Eml: </text:span><text:span text:style-name="T1"><text:tab/></text:span><text:span text:style-name="T3"> Önur: </text:span><text:span text:style-name="T1"><text:tab/></text:span><text:span text:style-name="T3"> Fog: </text:span><text:span text:style-name="T1"><text:tab/></text:span></text:p>
        <text:p text:style-name="P13"><text:span text:style-name="T15">H1:</text:span><text:span text:style-name="T1"> <text:s text:c="13"/></text:span>: <text:span text:style-name="T1"><text:s text:c="5"/></text:span><text:span text:style-name="T15">.sz </text:span><text:span text:style-name="T1">(</text:span><text:span text:style-name="T19">S</text:span><text:span text:style-name="T1"> <text:s text:c="2"/>)</text:span><text:tab/><text:span text:style-name="T16">Mesterfegyver (fegy, fok)</text:span><text:span text:style-name="T6">:</text:span> <text:span text:style-name="T1"><text:tab/></text:span></text:p>
        <text:p text:style-name="P38"><text:span text:style-name="T9">H</text:span><text:span text:style-name="T10">2</text:span><text:span text:style-name="T9">:</text:span><text:span text:style-name="T8"> <text:s text:c="13"/></text:span><text:span text:style-name="T7">: </text:span><text:span text:style-name="T8"><text:s text:c="5"/></text:span><text:span text:style-name="T9">.sz </text:span><text:span text:style-name="T8">(</text:span><text:span text:style-name="T20">S</text:span><text:span text:style-name="T8"> <text:s text:c="2"/>)</text:span><text:span text:style-name="T7"> Ψ </text:span><text:span text:style-name="T11">fok, szint</text:span><text:span text:style-name="T7">: </text:span><text:span text:style-name="T8"><text:tab/></text:span><text:span text:style-name="T7"> </text:span><text:span text:style-name="T11">Aura</text:span><text:span text:style-name="T7">: </text:span><text:span text:style-name="T8"><text:tab/></text:span></text:p>
        <table:table table:name="Táblázat5" table:style-name="Táblázat5">
          <table:table-column table:style-name="Táblázat5.A"/>
          <table:table-column table:style-name="Táblázat5.B"/>
          <table:table-column table:style-name="Táblázat5.A"/>
          <table:table-column table:style-name="Táblázat5.D"/>
          <table:table-row>
            <table:table-cell table:style-name="Táblázat5.A1" office:value-type="string">
              <text:p text:style-name="P15">Képzettség, Fortély, Manőver</text:p>
            </table:table-cell>
            <table:table-cell table:style-name="Táblázat5.A1" office:value-type="string">
              <text:p text:style-name="P15">Értéke</text:p>
            </table:table-cell>
            <table:table-cell table:style-name="Táblázat5.A1" office:value-type="string">
              <text:p text:style-name="P15">Képzettség, Fortély, Manőver</text:p>
            </table:table-cell>
            <table:table-cell table:style-name="Táblázat5.D1" office:value-type="string">
              <text:p text:style-name="P15">Értéke</text:p>
            </table:table-cell>
          </table:table-row>
          <table:table-row>
            <table:table-cell table:style-name="Táblázat5.A2" office:value-type="string">
              <text:p text:style-name="P9">Fájdalomtűrés</text:p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>Észlelés</text:p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>Emberismeret</text:p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11" table:number-columns-spanned="4" office:value-type="string">
              <text:p text:style-name="P6">Speciális:</text:p>
            </table:table-cell>
            <table:covered-table-cell/>
            <table:covered-table-cell/>
            <table:covered-table-cell/>
          </table:table-row>
        </table:table>
        <text:p text:style-name="P20"/>
        <table:table table:name="Táblázat6" table:style-name="Táblázat6">
          <table:table-column table:style-name="Táblázat6.A"/>
          <table:table-row>
            <table:table-cell table:style-name="Táblázat6.A1" office:value-type="string">
              <text:p text:style-name="P6"><text:span text:style-name="T14">Leírás:</text:span> </text:p>
            </table:table-cell>
          </table:table-row>
          <table:table-row>
            <table:table-cell table:style-name="Táblázat6.A2" office:value-type="string">
              <text:p text:style-name="P6"/>
            </table:table-cell>
          </table:table-row>
        </table:table>
        <text:p text:style-name="P16"/>
      </text:section>
      <text:p text:style-name="P18"/>
      <text:p text:style-name="P19"/>
      <text:p text:style-name="P19"><text:s/></text:p>
      <text:section text:style-name="Sect1" text:name="Szakasz3">
        <text:p text:style-name="P10"><text:span text:style-name="T3">Név, jellemző, szint: </text:span><text:span text:style-name="T2"><text:s/><text:tab/></text:span></text:p>
        <text:p text:style-name="P21"><text:span text:style-name="T12">Fegyverei: </text:span><text:span text:style-name="T13"><text:tab/></text:span></text:p>
        <table:table table:name="Táblázat7" table:style-name="Táblázat7">
          <table:table-column table:style-name="Táblázat7.A"/>
          <table:table-column table:style-name="Táblázat7.B" table:number-columns-repeated="13"/>
          <table:table-column table:style-name="Táblázat7.O"/>
          <table:table-column table:style-name="Táblázat7.P"/>
          <table:table-column table:style-name="Táblázat7.B" table:number-columns-repeated="5"/>
          <table:table-column table:style-name="Táblázat7.V"/>
          <table:table-row>
            <table:table-cell table:style-name="Táblázat7.A1" table:number-columns-spanned="15" office:value-type="string">
              <text:p text:style-name="P7"><text:span text:style-name="T14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7.P1" table:number-columns-spanned="7" office:value-type="string">
              <text:p text:style-name="P7">SFÉ: <text:span text:style-name="T17">SZ</text:span><text:span text:style-name="T1"> <text:s/></text:span><text:span text:style-name="T3"><text:s/>/ </text:span><text:span text:style-name="T18">V</text:span><text:span text:style-name="T1"> <text:s/></text:span><text:span text:style-name="T3"><text:s/>/ </text:span><text:span text:style-name="T18">Z</text:span><text:span text:style-name="T3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7.2"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V2" office:value-type="string">
              <text:p text:style-name="P7"/>
            </table:table-cell>
          </table:table-row>
          <table:table-row>
            <table:table-cell table:style-name="Táblázat7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7"/>
        <text:p text:style-name="P2"><text:span text:style-name="T14">KÉ</text:span>: <text:span text:style-name="T1"><text:tab/></text:span><text:span text:style-name="T3"> <text:s/>F1(</text:span><text:span text:style-name="T1"> <text:s text:c="10"/></text:span><text:span text:style-name="T3">): </text:span><text:span text:style-name="T1"><text:tab/></text:span><text:span text:style-name="T5">SP</text:span><text:span text:style-name="T3"><text:tab/>F2(</text:span><text:span text:style-name="T1"> <text:s text:c="11"/></text:span><text:span text:style-name="T3">): </text:span><text:span text:style-name="T1"><text:tab/></text:span><text:span text:style-name="T5">SP</text:span></text:p>
        <text:p text:style-name="P3"><text:span text:style-name="T14">TÉ</text:span>: <text:span text:style-name="T1"><text:tab/></text:span><text:span text:style-name="T3"> T/K:</text:span><text:span text:style-name="T1"><text:tab/></text:span></text:p>
        <text:p text:style-name="P4"><text:span text:style-name="T4">VÉ</text:span><text:span text:style-name="T3">: </text:span><text:span text:style-name="T1"><text:tab/></text:span></text:p>
        <text:p text:style-name="P12"><text:tab/></text:p>
        <text:p text:style-name="P11"><text:span text:style-name="T3">Pajzs: </text:span><text:tab/><text:span text:style-name="T3"><text:tab/>Erőbónusz: </text:span><text:tab/></text:p>
        <text:p text:style-name="P1"><text:span text:style-name="T4">CÉ</text:span><text:span text:style-name="T3">: </text:span><text:span text:style-name="T1"><text:tab/></text:span></text:p>
        <text:p text:style-name="P8"><text:span text:style-name="T3">Puszta kézzel: KÉ:</text:span><text:span text:style-name="T1"> <text:s text:c="4"/></text:span><text:span text:style-name="T3"><text:s/>TÉ:</text:span><text:span text:style-name="T1"> <text:s text:c="12"/></text:span><text:span text:style-name="T3"><text:s/>VÉ: </text:span><text:span text:style-name="T1"><text:tab/></text:span></text:p>
        <text:p text:style-name="P14"><text:span text:style-name="T3">Erő: </text:span><text:span text:style-name="T1"><text:tab/></text:span><text:span text:style-name="T3"> Edz: </text:span><text:span text:style-name="T1"><text:tab/></text:span><text:span text:style-name="T3"> Gyors: </text:span><text:span text:style-name="T1"><text:tab/></text:span><text:span text:style-name="T3"> Ügy: </text:span><text:span text:style-name="T1"><text:tab/></text:span><text:span text:style-name="T3"> IQ: </text:span><text:span text:style-name="T1"><text:tab/></text:span><text:span text:style-name="T3"> Eml: </text:span><text:span text:style-name="T1"><text:tab/></text:span><text:span text:style-name="T3"> Önur: </text:span><text:span text:style-name="T1"><text:tab/></text:span><text:span text:style-name="T3"> Fog: </text:span><text:span text:style-name="T1"><text:tab/></text:span></text:p>
        <text:p text:style-name="P13"><text:span text:style-name="T15">H1:</text:span><text:span text:style-name="T1"> <text:s text:c="13"/></text:span>: <text:span text:style-name="T1"><text:s text:c="5"/></text:span><text:span text:style-name="T15">.sz </text:span><text:span text:style-name="T1">(</text:span><text:span text:style-name="T19">S</text:span><text:span text:style-name="T1"> <text:s text:c="2"/>)</text:span><text:tab/><text:span text:style-name="T16">Mesterfegyver (fegy, fok)</text:span><text:span text:style-name="T6">:</text:span> <text:span text:style-name="T1"><text:tab/></text:span></text:p>
        <text:p text:style-name="P38"><text:span text:style-name="T9">H</text:span><text:span text:style-name="T10">2</text:span><text:span text:style-name="T9">:</text:span><text:span text:style-name="T8"> <text:s text:c="13"/></text:span><text:span text:style-name="T7">: </text:span><text:span text:style-name="T8"><text:s text:c="5"/></text:span><text:span text:style-name="T9">.sz </text:span><text:span text:style-name="T8">(</text:span><text:span text:style-name="T20">S</text:span><text:span text:style-name="T8"> <text:s text:c="2"/>)</text:span><text:span text:style-name="T7"> Ψ </text:span><text:span text:style-name="T11">fok, szint</text:span><text:span text:style-name="T7">: </text:span><text:span text:style-name="T8"><text:tab/></text:span><text:span text:style-name="T7"> </text:span><text:span text:style-name="T11">Aura</text:span><text:span text:style-name="T7">: </text:span><text:span text:style-name="T8"><text:tab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A"/>
          <table:table-column table:style-name="Táblázat8.D"/>
          <table:table-row>
            <table:table-cell table:style-name="Táblázat8.A1" office:value-type="string">
              <text:p text:style-name="P15">Képzettség, Fortély, Manőver</text:p>
            </table:table-cell>
            <table:table-cell table:style-name="Táblázat8.A1" office:value-type="string">
              <text:p text:style-name="P15">Értéke</text:p>
            </table:table-cell>
            <table:table-cell table:style-name="Táblázat8.A1" office:value-type="string">
              <text:p text:style-name="P15">Képzettség, Fortély, Manőver</text:p>
            </table:table-cell>
            <table:table-cell table:style-name="Táblázat8.D1" office:value-type="string">
              <text:p text:style-name="P15">Értéke</text:p>
            </table:table-cell>
          </table:table-row>
          <table:table-row>
            <table:table-cell table:style-name="Táblázat8.A2" office:value-type="string">
              <text:p text:style-name="P9">Fájdalomtűrés</text:p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>Észlelés</text:p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>Emberismeret</text:p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11" table:number-columns-spanned="4" office:value-type="string">
              <text:p text:style-name="P6">Speciális:</text:p>
            </table:table-cell>
            <table:covered-table-cell/>
            <table:covered-table-cell/>
            <table:covered-table-cell/>
          </table:table-row>
        </table:table>
        <text:p text:style-name="P20"/>
        <table:table table:name="Táblázat9" table:style-name="Táblázat9">
          <table:table-column table:style-name="Táblázat9.A"/>
          <table:table-row>
            <table:table-cell table:style-name="Táblázat9.A1" office:value-type="string">
              <text:p text:style-name="P6"><text:span text:style-name="T14">Leírás:</text:span> </text:p>
            </table:table-cell>
          </table:table-row>
          <table:table-row>
            <table:table-cell table:style-name="Táblázat9.A2" office:value-type="string">
              <text:p text:style-name="P6"/>
            </table:table-cell>
          </table:table-row>
        </table:table>
        <text:p text:style-name="P16"/>
      </text:section>
      <text:p text:style-name="P17"/>
      <text:p text:style-name="P17"/>
      <text:p text:style-name="P22"/>
      <text:section text:style-name="Sect1" text:name="Szakasz4">
        <text:p text:style-name="P10"><text:span text:style-name="T3">Név, jellemző, szint: </text:span><text:span text:style-name="T2"><text:s/><text:tab/></text:span></text:p>
        <text:p text:style-name="P21"><text:span text:style-name="T12">Fegyverei: </text:span><text:span text:style-name="T13"><text:tab/></text:span></text:p>
        <table:table table:name="Táblázat10" table:style-name="Táblázat10">
          <table:table-column table:style-name="Táblázat10.A"/>
          <table:table-column table:style-name="Táblázat10.B" table:number-columns-repeated="13"/>
          <table:table-column table:style-name="Táblázat10.O"/>
          <table:table-column table:style-name="Táblázat10.P"/>
          <table:table-column table:style-name="Táblázat10.B" table:number-columns-repeated="5"/>
          <table:table-column table:style-name="Táblázat10.V"/>
          <table:table-row>
            <table:table-cell table:style-name="Táblázat10.A1" table:number-columns-spanned="15" office:value-type="string">
              <text:p text:style-name="P7"><text:span text:style-name="T14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10.P1" table:number-columns-spanned="7" office:value-type="string">
              <text:p text:style-name="P7">SFÉ: <text:span text:style-name="T17">SZ</text:span><text:span text:style-name="T1"> <text:s/></text:span><text:span text:style-name="T3"><text:s/>/ </text:span><text:span text:style-name="T18">V</text:span><text:span text:style-name="T1"> <text:s/></text:span><text:span text:style-name="T3"><text:s/>/ </text:span><text:span text:style-name="T18">Z</text:span><text:span text:style-name="T3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10.2">
            <table:table-cell table:style-name="Táblázat10.A2" office:value-type="string">
              <text:p text:style-name="P7"/>
            </table:table-cell>
            <table:table-cell table:style-name="Táblázat10.A2" office:value-type="string">
              <text:p text:style-name="P7"/>
            </table:table-cell>
            <table:table-cell table:style-name="Táblázat10.A2" office:value-type="string">
              <text:p text:style-name="P7"/>
            </table:table-cell>
            <table:table-cell table:style-name="Táblázat10.A2" office:value-type="string">
              <text:p text:style-name="P7"/>
            </table:table-cell>
            <table:table-cell table:style-name="Táblázat10.A2" office:value-type="string">
              <text:p text:style-name="P7"/>
            </table:table-cell>
            <table:table-cell table:style-name="Táblázat10.A2" office:value-type="string">
              <text:p text:style-name="P7"/>
            </table:table-cell>
            <table:table-cell table:style-name="Táblázat10.A2" office:value-type="string">
              <text:p text:style-name="P7"/>
            </table:table-cell>
            <table:table-cell table:style-name="Táblázat10.A2" office:value-type="string">
              <text:p text:style-name="P7"/>
            </table:table-cell>
            <table:table-cell table:style-name="Táblázat10.A2" office:value-type="string">
              <text:p text:style-name="P7"/>
            </table:table-cell>
            <table:table-cell table:style-name="Táblázat10.A2" office:value-type="string">
              <text:p text:style-name="P7"/>
            </table:table-cell>
            <table:table-cell table:style-name="Táblázat10.A2" office:value-type="string">
              <text:p text:style-name="P7"/>
            </table:table-cell>
            <table:table-cell table:style-name="Táblázat10.A2" office:value-type="string">
              <text:p text:style-name="P7"/>
            </table:table-cell>
            <table:table-cell table:style-name="Táblázat10.A2" office:value-type="string">
              <text:p text:style-name="P7"/>
            </table:table-cell>
            <table:table-cell table:style-name="Táblázat10.A2" office:value-type="string">
              <text:p text:style-name="P7"/>
            </table:table-cell>
            <table:table-cell table:style-name="Táblázat10.A2" office:value-type="string">
              <text:p text:style-name="P7"/>
            </table:table-cell>
            <table:table-cell table:style-name="Táblázat10.A2" office:value-type="string">
              <text:p text:style-name="P7"/>
            </table:table-cell>
            <table:table-cell table:style-name="Táblázat10.A2" office:value-type="string">
              <text:p text:style-name="P7"/>
            </table:table-cell>
            <table:table-cell table:style-name="Táblázat10.A2" office:value-type="string">
              <text:p text:style-name="P7"/>
            </table:table-cell>
            <table:table-cell table:style-name="Táblázat10.A2" office:value-type="string">
              <text:p text:style-name="P7"/>
            </table:table-cell>
            <table:table-cell table:style-name="Táblázat10.A2" office:value-type="string">
              <text:p text:style-name="P7"/>
            </table:table-cell>
            <table:table-cell table:style-name="Táblázat10.A2" office:value-type="string">
              <text:p text:style-name="P7"/>
            </table:table-cell>
            <table:table-cell table:style-name="Táblázat10.V2" office:value-type="string">
              <text:p text:style-name="P7"/>
            </table:table-cell>
          </table:table-row>
          <table:table-row>
            <table:table-cell table:style-name="Táblázat10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7"/>
        <text:p text:style-name="P2"><text:span text:style-name="T14">KÉ</text:span>: <text:span text:style-name="T1"><text:tab/></text:span><text:span text:style-name="T3"> <text:s/>F1(</text:span><text:span text:style-name="T1"> <text:s text:c="10"/></text:span><text:span text:style-name="T3">): </text:span><text:span text:style-name="T1"><text:tab/></text:span><text:span text:style-name="T5">SP</text:span><text:span text:style-name="T3"><text:tab/>F2(</text:span><text:span text:style-name="T1"> <text:s text:c="11"/></text:span><text:span text:style-name="T3">): </text:span><text:span text:style-name="T1"><text:tab/></text:span><text:span text:style-name="T5">SP</text:span></text:p>
        <text:p text:style-name="P3"><text:span text:style-name="T14">TÉ</text:span>: <text:span text:style-name="T1"><text:tab/></text:span><text:span text:style-name="T3"> T/K:</text:span><text:span text:style-name="T1"><text:tab/></text:span></text:p>
        <text:p text:style-name="P4"><text:span text:style-name="T4">VÉ</text:span><text:span text:style-name="T3">: </text:span><text:span text:style-name="T1"><text:tab/></text:span></text:p>
        <text:p text:style-name="P12"><text:tab/></text:p>
        <text:p text:style-name="P11"><text:span text:style-name="T3">Pajzs: </text:span><text:tab/><text:span text:style-name="T3"><text:tab/>Erőbónusz: </text:span><text:tab/></text:p>
        <text:p text:style-name="P1"><text:span text:style-name="T4">CÉ</text:span><text:span text:style-name="T3">: </text:span><text:span text:style-name="T1"><text:tab/></text:span></text:p>
        <text:p text:style-name="P8"><text:span text:style-name="T3">Puszta kézzel: KÉ:</text:span><text:span text:style-name="T1"> <text:s text:c="4"/></text:span><text:span text:style-name="T3"><text:s/>TÉ:</text:span><text:span text:style-name="T1"> <text:s text:c="12"/></text:span><text:span text:style-name="T3"><text:s/>VÉ: </text:span><text:span text:style-name="T1"><text:tab/></text:span></text:p>
        <text:p text:style-name="P14"><text:span text:style-name="T3">Erő: </text:span><text:span text:style-name="T1"><text:tab/></text:span><text:span text:style-name="T3"> Edz: </text:span><text:span text:style-name="T1"><text:tab/></text:span><text:span text:style-name="T3"> Gyors: </text:span><text:span text:style-name="T1"><text:tab/></text:span><text:span text:style-name="T3"> Ügy: </text:span><text:span text:style-name="T1"><text:tab/></text:span><text:span text:style-name="T3"> IQ: </text:span><text:span text:style-name="T1"><text:tab/></text:span><text:span text:style-name="T3"> Eml: </text:span><text:span text:style-name="T1"><text:tab/></text:span><text:span text:style-name="T3"> Önur: </text:span><text:span text:style-name="T1"><text:tab/></text:span><text:span text:style-name="T3"> Fog: </text:span><text:span text:style-name="T1"><text:tab/></text:span></text:p>
        <text:p text:style-name="P13"><text:span text:style-name="T15">H1:</text:span><text:span text:style-name="T1"> <text:s text:c="13"/></text:span>: <text:span text:style-name="T1"><text:s text:c="5"/></text:span><text:span text:style-name="T15">.sz </text:span><text:span text:style-name="T1">(</text:span><text:span text:style-name="T19">S</text:span><text:span text:style-name="T1"> <text:s text:c="2"/>)</text:span><text:tab/><text:span text:style-name="T16">Mesterfegyver (fegy, fok)</text:span><text:span text:style-name="T6">:</text:span> <text:span text:style-name="T1"><text:tab/></text:span></text:p>
        <text:p text:style-name="P38"><text:span text:style-name="T9">H</text:span><text:span text:style-name="T10">2</text:span><text:span text:style-name="T9">:</text:span><text:span text:style-name="T8"> <text:s text:c="13"/></text:span><text:span text:style-name="T7">: </text:span><text:span text:style-name="T8"><text:s text:c="5"/></text:span><text:span text:style-name="T9">.sz </text:span><text:span text:style-name="T8">(</text:span><text:span text:style-name="T20">S</text:span><text:span text:style-name="T8"> <text:s text:c="2"/>)</text:span><text:span text:style-name="T7"> Ψ </text:span><text:span text:style-name="T11">fok, szint</text:span><text:span text:style-name="T7">: </text:span><text:span text:style-name="T8"><text:tab/></text:span><text:span text:style-name="T7"> </text:span><text:span text:style-name="T11">Aura</text:span><text:span text:style-name="T7">: </text:span><text:span text:style-name="T8"><text:tab/></text:span></text:p>
        <table:table table:name="Táblázat11" table:style-name="Táblázat11">
          <table:table-column table:style-name="Táblázat11.A"/>
          <table:table-column table:style-name="Táblázat11.B"/>
          <table:table-column table:style-name="Táblázat11.A"/>
          <table:table-column table:style-name="Táblázat11.D"/>
          <table:table-row>
            <table:table-cell table:style-name="Táblázat11.A1" office:value-type="string">
              <text:p text:style-name="P15">Képzettség, Fortély, Manőver</text:p>
            </table:table-cell>
            <table:table-cell table:style-name="Táblázat11.A1" office:value-type="string">
              <text:p text:style-name="P15">Értéke</text:p>
            </table:table-cell>
            <table:table-cell table:style-name="Táblázat11.A1" office:value-type="string">
              <text:p text:style-name="P15">Képzettség, Fortély, Manőver</text:p>
            </table:table-cell>
            <table:table-cell table:style-name="Táblázat11.D1" office:value-type="string">
              <text:p text:style-name="P15">Értéke</text:p>
            </table:table-cell>
          </table:table-row>
          <table:table-row>
            <table:table-cell table:style-name="Táblázat11.A2" office:value-type="string">
              <text:p text:style-name="P9">Fájdalomtűrés</text:p>
            </table:table-cell>
            <table:table-cell table:style-name="Táblázat11.B2" office:value-type="string">
              <text:p text:style-name="P5"/>
            </table:table-cell>
            <table:table-cell table:style-name="Táblázat11.A2" office:value-type="string">
              <text:p text:style-name="P6"/>
            </table:table-cell>
            <table:table-cell table:style-name="Táblázat11.D2" office:value-type="string">
              <text:p text:style-name="P5"/>
            </table:table-cell>
          </table:table-row>
          <table:table-row>
            <table:table-cell table:style-name="Táblázat11.A2" office:value-type="string">
              <text:p text:style-name="P6">Észlelés</text:p>
            </table:table-cell>
            <table:table-cell table:style-name="Táblázat11.B2" office:value-type="string">
              <text:p text:style-name="P5"/>
            </table:table-cell>
            <table:table-cell table:style-name="Táblázat11.A2" office:value-type="string">
              <text:p text:style-name="P6"/>
            </table:table-cell>
            <table:table-cell table:style-name="Táblázat11.D2" office:value-type="string">
              <text:p text:style-name="P5"/>
            </table:table-cell>
          </table:table-row>
          <table:table-row>
            <table:table-cell table:style-name="Táblázat11.A2" office:value-type="string">
              <text:p text:style-name="P6">Emberismeret</text:p>
            </table:table-cell>
            <table:table-cell table:style-name="Táblázat11.B2" office:value-type="string">
              <text:p text:style-name="P5"/>
            </table:table-cell>
            <table:table-cell table:style-name="Táblázat11.A2" office:value-type="string">
              <text:p text:style-name="P6"/>
            </table:table-cell>
            <table:table-cell table:style-name="Táblázat11.D2" office:value-type="string">
              <text:p text:style-name="P5"/>
            </table:table-cell>
          </table:table-row>
          <table:table-row>
            <table:table-cell table:style-name="Táblázat11.A2" office:value-type="string">
              <text:p text:style-name="P6"/>
            </table:table-cell>
            <table:table-cell table:style-name="Táblázat11.B2" office:value-type="string">
              <text:p text:style-name="P5"/>
            </table:table-cell>
            <table:table-cell table:style-name="Táblázat11.A2" office:value-type="string">
              <text:p text:style-name="P6"/>
            </table:table-cell>
            <table:table-cell table:style-name="Táblázat11.D2" office:value-type="string">
              <text:p text:style-name="P5"/>
            </table:table-cell>
          </table:table-row>
          <table:table-row>
            <table:table-cell table:style-name="Táblázat11.A2" office:value-type="string">
              <text:p text:style-name="P6"/>
            </table:table-cell>
            <table:table-cell table:style-name="Táblázat11.B2" office:value-type="string">
              <text:p text:style-name="P5"/>
            </table:table-cell>
            <table:table-cell table:style-name="Táblázat11.A2" office:value-type="string">
              <text:p text:style-name="P6"/>
            </table:table-cell>
            <table:table-cell table:style-name="Táblázat11.D2" office:value-type="string">
              <text:p text:style-name="P5"/>
            </table:table-cell>
          </table:table-row>
          <table:table-row>
            <table:table-cell table:style-name="Táblázat11.A2" office:value-type="string">
              <text:p text:style-name="P6"/>
            </table:table-cell>
            <table:table-cell table:style-name="Táblázat11.B2" office:value-type="string">
              <text:p text:style-name="P5"/>
            </table:table-cell>
            <table:table-cell table:style-name="Táblázat11.A2" office:value-type="string">
              <text:p text:style-name="P6"/>
            </table:table-cell>
            <table:table-cell table:style-name="Táblázat11.D2" office:value-type="string">
              <text:p text:style-name="P5"/>
            </table:table-cell>
          </table:table-row>
          <table:table-row>
            <table:table-cell table:style-name="Táblázat11.A2" office:value-type="string">
              <text:p text:style-name="P6"/>
            </table:table-cell>
            <table:table-cell table:style-name="Táblázat11.B2" office:value-type="string">
              <text:p text:style-name="P5"/>
            </table:table-cell>
            <table:table-cell table:style-name="Táblázat11.A2" office:value-type="string">
              <text:p text:style-name="P6"/>
            </table:table-cell>
            <table:table-cell table:style-name="Táblázat11.D2" office:value-type="string">
              <text:p text:style-name="P5"/>
            </table:table-cell>
          </table:table-row>
          <table:table-row>
            <table:table-cell table:style-name="Táblázat11.A2" office:value-type="string">
              <text:p text:style-name="P6"/>
            </table:table-cell>
            <table:table-cell table:style-name="Táblázat11.B2" office:value-type="string">
              <text:p text:style-name="P5"/>
            </table:table-cell>
            <table:table-cell table:style-name="Táblázat11.A2" office:value-type="string">
              <text:p text:style-name="P6"/>
            </table:table-cell>
            <table:table-cell table:style-name="Táblázat11.D2" office:value-type="string">
              <text:p text:style-name="P5"/>
            </table:table-cell>
          </table:table-row>
          <table:table-row>
            <table:table-cell table:style-name="Táblázat11.A2" office:value-type="string">
              <text:p text:style-name="P6"/>
            </table:table-cell>
            <table:table-cell table:style-name="Táblázat11.B2" office:value-type="string">
              <text:p text:style-name="P5"/>
            </table:table-cell>
            <table:table-cell table:style-name="Táblázat11.A2" office:value-type="string">
              <text:p text:style-name="P6"/>
            </table:table-cell>
            <table:table-cell table:style-name="Táblázat11.D2" office:value-type="string">
              <text:p text:style-name="P5"/>
            </table:table-cell>
          </table:table-row>
          <table:table-row>
            <table:table-cell table:style-name="Táblázat11.A11" table:number-columns-spanned="4" office:value-type="string">
              <text:p text:style-name="P6">Speciális:</text:p>
            </table:table-cell>
            <table:covered-table-cell/>
            <table:covered-table-cell/>
            <table:covered-table-cell/>
          </table:table-row>
        </table:table>
        <text:p text:style-name="P20"/>
        <table:table table:name="Táblázat12" table:style-name="Táblázat12">
          <table:table-column table:style-name="Táblázat12.A"/>
          <table:table-row>
            <table:table-cell table:style-name="Táblázat12.A1" office:value-type="string">
              <text:p text:style-name="P6"><text:span text:style-name="T14">Leírás:</text:span> </text:p>
            </table:table-cell>
          </table:table-row>
          <table:table-row>
            <table:table-cell table:style-name="Táblázat12.A2" office:value-type="string">
              <text:p text:style-name="P6"/>
            </table:table-cell>
          </table:table-row>
        </table:table>
        <text:p text:style-name="P16"/>
      </text:section>
      <text:p text:style-name="P19"/>
      <text:p text:style-name="P19"/>
      <text:p text:style-name="P19"><text:s/></text:p>
      <text:section text:style-name="Sect1" text:name="Szakasz5">
        <text:p text:style-name="P10"><text:span text:style-name="T3">Név, jellemző, szint: </text:span><text:span text:style-name="T2"><text:s/><text:tab/></text:span></text:p>
        <text:p text:style-name="P21"><text:span text:style-name="T12">Fegyverei: </text:span><text:span text:style-name="T13"><text:tab/></text:span></text:p>
        <table:table table:name="Táblázat13" table:style-name="Táblázat13">
          <table:table-column table:style-name="Táblázat13.A"/>
          <table:table-column table:style-name="Táblázat13.B" table:number-columns-repeated="13"/>
          <table:table-column table:style-name="Táblázat13.O"/>
          <table:table-column table:style-name="Táblázat13.P"/>
          <table:table-column table:style-name="Táblázat13.B" table:number-columns-repeated="5"/>
          <table:table-column table:style-name="Táblázat13.V"/>
          <table:table-row>
            <table:table-cell table:style-name="Táblázat13.A1" table:number-columns-spanned="15" office:value-type="string">
              <text:p text:style-name="P7"><text:span text:style-name="T14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13.P1" table:number-columns-spanned="7" office:value-type="string">
              <text:p text:style-name="P7">SFÉ: <text:span text:style-name="T17">SZ</text:span><text:span text:style-name="T1"> <text:s/></text:span><text:span text:style-name="T3"><text:s/>/ </text:span><text:span text:style-name="T18">V</text:span><text:span text:style-name="T1"> <text:s/></text:span><text:span text:style-name="T3"><text:s/>/ </text:span><text:span text:style-name="T18">Z</text:span><text:span text:style-name="T3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13.2">
            <table:table-cell table:style-name="Táblázat13.A2" office:value-type="string">
              <text:p text:style-name="P7"/>
            </table:table-cell>
            <table:table-cell table:style-name="Táblázat13.A2" office:value-type="string">
              <text:p text:style-name="P7"/>
            </table:table-cell>
            <table:table-cell table:style-name="Táblázat13.A2" office:value-type="string">
              <text:p text:style-name="P7"/>
            </table:table-cell>
            <table:table-cell table:style-name="Táblázat13.A2" office:value-type="string">
              <text:p text:style-name="P7"/>
            </table:table-cell>
            <table:table-cell table:style-name="Táblázat13.A2" office:value-type="string">
              <text:p text:style-name="P7"/>
            </table:table-cell>
            <table:table-cell table:style-name="Táblázat13.A2" office:value-type="string">
              <text:p text:style-name="P7"/>
            </table:table-cell>
            <table:table-cell table:style-name="Táblázat13.A2" office:value-type="string">
              <text:p text:style-name="P7"/>
            </table:table-cell>
            <table:table-cell table:style-name="Táblázat13.A2" office:value-type="string">
              <text:p text:style-name="P7"/>
            </table:table-cell>
            <table:table-cell table:style-name="Táblázat13.A2" office:value-type="string">
              <text:p text:style-name="P7"/>
            </table:table-cell>
            <table:table-cell table:style-name="Táblázat13.A2" office:value-type="string">
              <text:p text:style-name="P7"/>
            </table:table-cell>
            <table:table-cell table:style-name="Táblázat13.A2" office:value-type="string">
              <text:p text:style-name="P7"/>
            </table:table-cell>
            <table:table-cell table:style-name="Táblázat13.A2" office:value-type="string">
              <text:p text:style-name="P7"/>
            </table:table-cell>
            <table:table-cell table:style-name="Táblázat13.A2" office:value-type="string">
              <text:p text:style-name="P7"/>
            </table:table-cell>
            <table:table-cell table:style-name="Táblázat13.A2" office:value-type="string">
              <text:p text:style-name="P7"/>
            </table:table-cell>
            <table:table-cell table:style-name="Táblázat13.A2" office:value-type="string">
              <text:p text:style-name="P7"/>
            </table:table-cell>
            <table:table-cell table:style-name="Táblázat13.A2" office:value-type="string">
              <text:p text:style-name="P7"/>
            </table:table-cell>
            <table:table-cell table:style-name="Táblázat13.A2" office:value-type="string">
              <text:p text:style-name="P7"/>
            </table:table-cell>
            <table:table-cell table:style-name="Táblázat13.A2" office:value-type="string">
              <text:p text:style-name="P7"/>
            </table:table-cell>
            <table:table-cell table:style-name="Táblázat13.A2" office:value-type="string">
              <text:p text:style-name="P7"/>
            </table:table-cell>
            <table:table-cell table:style-name="Táblázat13.A2" office:value-type="string">
              <text:p text:style-name="P7"/>
            </table:table-cell>
            <table:table-cell table:style-name="Táblázat13.A2" office:value-type="string">
              <text:p text:style-name="P7"/>
            </table:table-cell>
            <table:table-cell table:style-name="Táblázat13.V2" office:value-type="string">
              <text:p text:style-name="P7"/>
            </table:table-cell>
          </table:table-row>
          <table:table-row>
            <table:table-cell table:style-name="Táblázat13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7"/>
        <text:p text:style-name="P2"><text:span text:style-name="T14">KÉ</text:span>: <text:span text:style-name="T1"><text:tab/></text:span><text:span text:style-name="T3"> <text:s/>F1(</text:span><text:span text:style-name="T1"> <text:s text:c="10"/></text:span><text:span text:style-name="T3">): </text:span><text:span text:style-name="T1"><text:tab/></text:span><text:span text:style-name="T5">SP</text:span><text:span text:style-name="T3"><text:tab/>F2(</text:span><text:span text:style-name="T1"> <text:s text:c="11"/></text:span><text:span text:style-name="T3">): </text:span><text:span text:style-name="T1"><text:tab/></text:span><text:span text:style-name="T5">SP</text:span></text:p>
        <text:p text:style-name="P3"><text:span text:style-name="T14">TÉ</text:span>: <text:span text:style-name="T1"><text:tab/></text:span><text:span text:style-name="T3"> T/K:</text:span><text:span text:style-name="T1"><text:tab/></text:span></text:p>
        <text:p text:style-name="P4"><text:span text:style-name="T4">VÉ</text:span><text:span text:style-name="T3">: </text:span><text:span text:style-name="T1"><text:tab/></text:span></text:p>
        <text:p text:style-name="P12"><text:tab/></text:p>
        <text:p text:style-name="P11"><text:span text:style-name="T3">Pajzs: </text:span><text:tab/><text:span text:style-name="T3"><text:tab/>Erőbónusz: </text:span><text:tab/></text:p>
        <text:p text:style-name="P1"><text:span text:style-name="T4">CÉ</text:span><text:span text:style-name="T3">: </text:span><text:span text:style-name="T1"><text:tab/></text:span></text:p>
        <text:p text:style-name="P8"><text:span text:style-name="T3">Puszta kézzel: KÉ:</text:span><text:span text:style-name="T1"> <text:s text:c="4"/></text:span><text:span text:style-name="T3"><text:s/>TÉ:</text:span><text:span text:style-name="T1"> <text:s text:c="12"/></text:span><text:span text:style-name="T3"><text:s/>VÉ: </text:span><text:span text:style-name="T1"><text:tab/></text:span></text:p>
        <text:p text:style-name="P14"><text:span text:style-name="T3">Erő: </text:span><text:span text:style-name="T1"><text:tab/></text:span><text:span text:style-name="T3"> Edz: </text:span><text:span text:style-name="T1"><text:tab/></text:span><text:span text:style-name="T3"> Gyors: </text:span><text:span text:style-name="T1"><text:tab/></text:span><text:span text:style-name="T3"> Ügy: </text:span><text:span text:style-name="T1"><text:tab/></text:span><text:span text:style-name="T3"> IQ: </text:span><text:span text:style-name="T1"><text:tab/></text:span><text:span text:style-name="T3"> Eml: </text:span><text:span text:style-name="T1"><text:tab/></text:span><text:span text:style-name="T3"> Önur: </text:span><text:span text:style-name="T1"><text:tab/></text:span><text:span text:style-name="T3"> Fog: </text:span><text:span text:style-name="T1"><text:tab/></text:span></text:p>
        <text:p text:style-name="P13"><text:span text:style-name="T15">H1:</text:span><text:span text:style-name="T1"> <text:s text:c="13"/></text:span>: <text:span text:style-name="T1"><text:s text:c="5"/></text:span><text:span text:style-name="T15">.sz </text:span><text:span text:style-name="T1">(</text:span><text:span text:style-name="T19">S</text:span><text:span text:style-name="T1"> <text:s text:c="2"/>)</text:span><text:tab/><text:span text:style-name="T16">Mesterfegyver (fegy, fok)</text:span><text:span text:style-name="T6">:</text:span> <text:span text:style-name="T1"><text:tab/></text:span></text:p>
        <text:p text:style-name="P38"><text:span text:style-name="T9">H</text:span><text:span text:style-name="T10">2</text:span><text:span text:style-name="T9">:</text:span><text:span text:style-name="T8"> <text:s text:c="13"/></text:span><text:span text:style-name="T7">: </text:span><text:span text:style-name="T8"><text:s text:c="5"/></text:span><text:span text:style-name="T9">.sz </text:span><text:span text:style-name="T8">(</text:span><text:span text:style-name="T20">S</text:span><text:span text:style-name="T8"> <text:s text:c="2"/>)</text:span><text:span text:style-name="T7"> Ψ </text:span><text:span text:style-name="T11">fok, szint</text:span><text:span text:style-name="T7">: </text:span><text:span text:style-name="T8"><text:tab/></text:span><text:span text:style-name="T7"> </text:span><text:span text:style-name="T11">Aura</text:span><text:span text:style-name="T7">: </text:span><text:span text:style-name="T8"><text:tab/></text:span></text:p>
        <table:table table:name="Táblázat14" table:style-name="Táblázat14">
          <table:table-column table:style-name="Táblázat14.A"/>
          <table:table-column table:style-name="Táblázat14.B"/>
          <table:table-column table:style-name="Táblázat14.A"/>
          <table:table-column table:style-name="Táblázat14.D"/>
          <table:table-row>
            <table:table-cell table:style-name="Táblázat14.A1" office:value-type="string">
              <text:p text:style-name="P15">Képzettség, Fortély, Manőver</text:p>
            </table:table-cell>
            <table:table-cell table:style-name="Táblázat14.A1" office:value-type="string">
              <text:p text:style-name="P15">Értéke</text:p>
            </table:table-cell>
            <table:table-cell table:style-name="Táblázat14.A1" office:value-type="string">
              <text:p text:style-name="P15">Képzettség, Fortély, Manőver</text:p>
            </table:table-cell>
            <table:table-cell table:style-name="Táblázat14.D1" office:value-type="string">
              <text:p text:style-name="P15">Értéke</text:p>
            </table:table-cell>
          </table:table-row>
          <table:table-row>
            <table:table-cell table:style-name="Táblázat14.A2" office:value-type="string">
              <text:p text:style-name="P9">Fájdalomtűrés</text:p>
            </table:table-cell>
            <table:table-cell table:style-name="Táblázat14.B2" office:value-type="string">
              <text:p text:style-name="P5"/>
            </table:table-cell>
            <table:table-cell table:style-name="Táblázat14.A2" office:value-type="string">
              <text:p text:style-name="P6"/>
            </table:table-cell>
            <table:table-cell table:style-name="Táblázat14.D2" office:value-type="string">
              <text:p text:style-name="P5"/>
            </table:table-cell>
          </table:table-row>
          <table:table-row>
            <table:table-cell table:style-name="Táblázat14.A2" office:value-type="string">
              <text:p text:style-name="P6">Észlelés</text:p>
            </table:table-cell>
            <table:table-cell table:style-name="Táblázat14.B2" office:value-type="string">
              <text:p text:style-name="P5"/>
            </table:table-cell>
            <table:table-cell table:style-name="Táblázat14.A2" office:value-type="string">
              <text:p text:style-name="P6"/>
            </table:table-cell>
            <table:table-cell table:style-name="Táblázat14.D2" office:value-type="string">
              <text:p text:style-name="P5"/>
            </table:table-cell>
          </table:table-row>
          <table:table-row>
            <table:table-cell table:style-name="Táblázat14.A2" office:value-type="string">
              <text:p text:style-name="P6">Emberismeret</text:p>
            </table:table-cell>
            <table:table-cell table:style-name="Táblázat14.B2" office:value-type="string">
              <text:p text:style-name="P5"/>
            </table:table-cell>
            <table:table-cell table:style-name="Táblázat14.A2" office:value-type="string">
              <text:p text:style-name="P6"/>
            </table:table-cell>
            <table:table-cell table:style-name="Táblázat14.D2" office:value-type="string">
              <text:p text:style-name="P5"/>
            </table:table-cell>
          </table:table-row>
          <table:table-row>
            <table:table-cell table:style-name="Táblázat14.A2" office:value-type="string">
              <text:p text:style-name="P6"/>
            </table:table-cell>
            <table:table-cell table:style-name="Táblázat14.B2" office:value-type="string">
              <text:p text:style-name="P5"/>
            </table:table-cell>
            <table:table-cell table:style-name="Táblázat14.A2" office:value-type="string">
              <text:p text:style-name="P6"/>
            </table:table-cell>
            <table:table-cell table:style-name="Táblázat14.D2" office:value-type="string">
              <text:p text:style-name="P5"/>
            </table:table-cell>
          </table:table-row>
          <table:table-row>
            <table:table-cell table:style-name="Táblázat14.A2" office:value-type="string">
              <text:p text:style-name="P6"/>
            </table:table-cell>
            <table:table-cell table:style-name="Táblázat14.B2" office:value-type="string">
              <text:p text:style-name="P5"/>
            </table:table-cell>
            <table:table-cell table:style-name="Táblázat14.A2" office:value-type="string">
              <text:p text:style-name="P6"/>
            </table:table-cell>
            <table:table-cell table:style-name="Táblázat14.D2" office:value-type="string">
              <text:p text:style-name="P5"/>
            </table:table-cell>
          </table:table-row>
          <table:table-row>
            <table:table-cell table:style-name="Táblázat14.A2" office:value-type="string">
              <text:p text:style-name="P6"/>
            </table:table-cell>
            <table:table-cell table:style-name="Táblázat14.B2" office:value-type="string">
              <text:p text:style-name="P5"/>
            </table:table-cell>
            <table:table-cell table:style-name="Táblázat14.A2" office:value-type="string">
              <text:p text:style-name="P6"/>
            </table:table-cell>
            <table:table-cell table:style-name="Táblázat14.D2" office:value-type="string">
              <text:p text:style-name="P5"/>
            </table:table-cell>
          </table:table-row>
          <table:table-row>
            <table:table-cell table:style-name="Táblázat14.A2" office:value-type="string">
              <text:p text:style-name="P6"/>
            </table:table-cell>
            <table:table-cell table:style-name="Táblázat14.B2" office:value-type="string">
              <text:p text:style-name="P5"/>
            </table:table-cell>
            <table:table-cell table:style-name="Táblázat14.A2" office:value-type="string">
              <text:p text:style-name="P6"/>
            </table:table-cell>
            <table:table-cell table:style-name="Táblázat14.D2" office:value-type="string">
              <text:p text:style-name="P5"/>
            </table:table-cell>
          </table:table-row>
          <table:table-row>
            <table:table-cell table:style-name="Táblázat14.A2" office:value-type="string">
              <text:p text:style-name="P6"/>
            </table:table-cell>
            <table:table-cell table:style-name="Táblázat14.B2" office:value-type="string">
              <text:p text:style-name="P5"/>
            </table:table-cell>
            <table:table-cell table:style-name="Táblázat14.A2" office:value-type="string">
              <text:p text:style-name="P6"/>
            </table:table-cell>
            <table:table-cell table:style-name="Táblázat14.D2" office:value-type="string">
              <text:p text:style-name="P5"/>
            </table:table-cell>
          </table:table-row>
          <table:table-row>
            <table:table-cell table:style-name="Táblázat14.A2" office:value-type="string">
              <text:p text:style-name="P6"/>
            </table:table-cell>
            <table:table-cell table:style-name="Táblázat14.B2" office:value-type="string">
              <text:p text:style-name="P5"/>
            </table:table-cell>
            <table:table-cell table:style-name="Táblázat14.A2" office:value-type="string">
              <text:p text:style-name="P6"/>
            </table:table-cell>
            <table:table-cell table:style-name="Táblázat14.D2" office:value-type="string">
              <text:p text:style-name="P5"/>
            </table:table-cell>
          </table:table-row>
          <table:table-row>
            <table:table-cell table:style-name="Táblázat14.A11" table:number-columns-spanned="4" office:value-type="string">
              <text:p text:style-name="P6">Speciális:</text:p>
            </table:table-cell>
            <table:covered-table-cell/>
            <table:covered-table-cell/>
            <table:covered-table-cell/>
          </table:table-row>
        </table:table>
        <text:p text:style-name="P20"/>
        <table:table table:name="Táblázat15" table:style-name="Táblázat15">
          <table:table-column table:style-name="Táblázat15.A"/>
          <table:table-row>
            <table:table-cell table:style-name="Táblázat15.A1" office:value-type="string">
              <text:p text:style-name="P6"><text:span text:style-name="T14">Leírás:</text:span> </text:p>
            </table:table-cell>
          </table:table-row>
          <table:table-row>
            <table:table-cell table:style-name="Táblázat15.A2" office:value-type="string">
              <text:p text:style-name="P6"/>
            </table:table-cell>
          </table:table-row>
        </table:table>
        <text:p text:style-name="P16"/>
      </text:section>
      <text:p text:style-name="P18"/>
      <text:p text:style-name="P19"/>
      <text:p text:style-name="P19"><text:s/></text:p>
      <text:section text:style-name="Sect1" text:name="Szakasz6">
        <text:p text:style-name="P10"><text:span text:style-name="T3">Név, jellemző, szint: </text:span><text:span text:style-name="T2"><text:s/><text:tab/></text:span></text:p>
        <text:p text:style-name="P21"><text:span text:style-name="T12">Fegyverei: </text:span><text:span text:style-name="T13"><text:tab/></text:span></text:p>
        <table:table table:name="Táblázat16" table:style-name="Táblázat16">
          <table:table-column table:style-name="Táblázat16.A"/>
          <table:table-column table:style-name="Táblázat16.B" table:number-columns-repeated="13"/>
          <table:table-column table:style-name="Táblázat16.O"/>
          <table:table-column table:style-name="Táblázat16.P"/>
          <table:table-column table:style-name="Táblázat16.B" table:number-columns-repeated="5"/>
          <table:table-column table:style-name="Táblázat16.V"/>
          <table:table-row>
            <table:table-cell table:style-name="Táblázat16.A1" table:number-columns-spanned="15" office:value-type="string">
              <text:p text:style-name="P7"><text:span text:style-name="T14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16.P1" table:number-columns-spanned="7" office:value-type="string">
              <text:p text:style-name="P7">SFÉ: <text:span text:style-name="T17">SZ</text:span><text:span text:style-name="T1"> <text:s/></text:span><text:span text:style-name="T3"><text:s/>/ </text:span><text:span text:style-name="T18">V</text:span><text:span text:style-name="T1"> <text:s/></text:span><text:span text:style-name="T3"><text:s/>/ </text:span><text:span text:style-name="T18">Z</text:span><text:span text:style-name="T3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16.2">
            <table:table-cell table:style-name="Táblázat16.A2" office:value-type="string">
              <text:p text:style-name="P7"/>
            </table:table-cell>
            <table:table-cell table:style-name="Táblázat16.A2" office:value-type="string">
              <text:p text:style-name="P7"/>
            </table:table-cell>
            <table:table-cell table:style-name="Táblázat16.A2" office:value-type="string">
              <text:p text:style-name="P7"/>
            </table:table-cell>
            <table:table-cell table:style-name="Táblázat16.A2" office:value-type="string">
              <text:p text:style-name="P7"/>
            </table:table-cell>
            <table:table-cell table:style-name="Táblázat16.A2" office:value-type="string">
              <text:p text:style-name="P7"/>
            </table:table-cell>
            <table:table-cell table:style-name="Táblázat16.A2" office:value-type="string">
              <text:p text:style-name="P7"/>
            </table:table-cell>
            <table:table-cell table:style-name="Táblázat16.A2" office:value-type="string">
              <text:p text:style-name="P7"/>
            </table:table-cell>
            <table:table-cell table:style-name="Táblázat16.A2" office:value-type="string">
              <text:p text:style-name="P7"/>
            </table:table-cell>
            <table:table-cell table:style-name="Táblázat16.A2" office:value-type="string">
              <text:p text:style-name="P7"/>
            </table:table-cell>
            <table:table-cell table:style-name="Táblázat16.A2" office:value-type="string">
              <text:p text:style-name="P7"/>
            </table:table-cell>
            <table:table-cell table:style-name="Táblázat16.A2" office:value-type="string">
              <text:p text:style-name="P7"/>
            </table:table-cell>
            <table:table-cell table:style-name="Táblázat16.A2" office:value-type="string">
              <text:p text:style-name="P7"/>
            </table:table-cell>
            <table:table-cell table:style-name="Táblázat16.A2" office:value-type="string">
              <text:p text:style-name="P7"/>
            </table:table-cell>
            <table:table-cell table:style-name="Táblázat16.A2" office:value-type="string">
              <text:p text:style-name="P7"/>
            </table:table-cell>
            <table:table-cell table:style-name="Táblázat16.A2" office:value-type="string">
              <text:p text:style-name="P7"/>
            </table:table-cell>
            <table:table-cell table:style-name="Táblázat16.A2" office:value-type="string">
              <text:p text:style-name="P7"/>
            </table:table-cell>
            <table:table-cell table:style-name="Táblázat16.A2" office:value-type="string">
              <text:p text:style-name="P7"/>
            </table:table-cell>
            <table:table-cell table:style-name="Táblázat16.A2" office:value-type="string">
              <text:p text:style-name="P7"/>
            </table:table-cell>
            <table:table-cell table:style-name="Táblázat16.A2" office:value-type="string">
              <text:p text:style-name="P7"/>
            </table:table-cell>
            <table:table-cell table:style-name="Táblázat16.A2" office:value-type="string">
              <text:p text:style-name="P7"/>
            </table:table-cell>
            <table:table-cell table:style-name="Táblázat16.A2" office:value-type="string">
              <text:p text:style-name="P7"/>
            </table:table-cell>
            <table:table-cell table:style-name="Táblázat16.V2" office:value-type="string">
              <text:p text:style-name="P7"/>
            </table:table-cell>
          </table:table-row>
          <table:table-row>
            <table:table-cell table:style-name="Táblázat16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7"/>
        <text:p text:style-name="P2"><text:span text:style-name="T14">KÉ</text:span>: <text:span text:style-name="T1"><text:tab/></text:span><text:span text:style-name="T3"> <text:s/>F1(</text:span><text:span text:style-name="T1"> <text:s text:c="10"/></text:span><text:span text:style-name="T3">): </text:span><text:span text:style-name="T1"><text:tab/></text:span><text:span text:style-name="T5">SP</text:span><text:span text:style-name="T3"><text:tab/>F2(</text:span><text:span text:style-name="T1"> <text:s text:c="11"/></text:span><text:span text:style-name="T3">): </text:span><text:span text:style-name="T1"><text:tab/></text:span><text:span text:style-name="T5">SP</text:span></text:p>
        <text:p text:style-name="P3"><text:span text:style-name="T14">TÉ</text:span>: <text:span text:style-name="T1"><text:tab/></text:span><text:span text:style-name="T3"> T/K:</text:span><text:span text:style-name="T1"><text:tab/></text:span></text:p>
        <text:p text:style-name="P4"><text:span text:style-name="T4">VÉ</text:span><text:span text:style-name="T3">: </text:span><text:span text:style-name="T1"><text:tab/></text:span></text:p>
        <text:p text:style-name="P12"><text:tab/></text:p>
        <text:p text:style-name="P11"><text:span text:style-name="T3">Pajzs: </text:span><text:tab/><text:span text:style-name="T3"><text:tab/>Erőbónusz: </text:span><text:tab/></text:p>
        <text:p text:style-name="P1"><text:span text:style-name="T4">CÉ</text:span><text:span text:style-name="T3">: </text:span><text:span text:style-name="T1"><text:tab/></text:span></text:p>
        <text:p text:style-name="P8"><text:span text:style-name="T3">Puszta kézzel: KÉ:</text:span><text:span text:style-name="T1"> <text:s text:c="4"/></text:span><text:span text:style-name="T3"><text:s/>TÉ:</text:span><text:span text:style-name="T1"> <text:s text:c="12"/></text:span><text:span text:style-name="T3"><text:s/>VÉ: </text:span><text:span text:style-name="T1"><text:tab/></text:span></text:p>
        <text:p text:style-name="P14"><text:span text:style-name="T3">Erő: </text:span><text:span text:style-name="T1"><text:tab/></text:span><text:span text:style-name="T3"> Edz: </text:span><text:span text:style-name="T1"><text:tab/></text:span><text:span text:style-name="T3"> Gyors: </text:span><text:span text:style-name="T1"><text:tab/></text:span><text:span text:style-name="T3"> Ügy: </text:span><text:span text:style-name="T1"><text:tab/></text:span><text:span text:style-name="T3"> IQ: </text:span><text:span text:style-name="T1"><text:tab/></text:span><text:span text:style-name="T3"> Eml: </text:span><text:span text:style-name="T1"><text:tab/></text:span><text:span text:style-name="T3"> Önur: </text:span><text:span text:style-name="T1"><text:tab/></text:span><text:span text:style-name="T3"> Fog: </text:span><text:span text:style-name="T1"><text:tab/></text:span></text:p>
        <text:p text:style-name="P13"><text:span text:style-name="T15">H1:</text:span><text:span text:style-name="T1"> <text:s text:c="13"/></text:span>: <text:span text:style-name="T1"><text:s text:c="5"/></text:span><text:span text:style-name="T15">.sz </text:span><text:span text:style-name="T1">(</text:span><text:span text:style-name="T19">S</text:span><text:span text:style-name="T1"> <text:s text:c="2"/>)</text:span><text:tab/><text:span text:style-name="T16">Mesterfegyver (fegy, fok)</text:span><text:span text:style-name="T6">:</text:span> <text:span text:style-name="T1"><text:tab/></text:span></text:p>
        <text:p text:style-name="P38"><text:span text:style-name="T9">H</text:span><text:span text:style-name="T10">2</text:span><text:span text:style-name="T9">:</text:span><text:span text:style-name="T8"> <text:s text:c="13"/></text:span><text:span text:style-name="T7">: </text:span><text:span text:style-name="T8"><text:s text:c="5"/></text:span><text:span text:style-name="T9">.sz </text:span><text:span text:style-name="T8">(</text:span><text:span text:style-name="T20">S</text:span><text:span text:style-name="T8"> <text:s text:c="2"/>)</text:span><text:span text:style-name="T7"> Ψ </text:span><text:span text:style-name="T11">fok, szint</text:span><text:span text:style-name="T7">: </text:span><text:span text:style-name="T8"><text:tab/></text:span><text:span text:style-name="T7"> </text:span><text:span text:style-name="T11">Aura</text:span><text:span text:style-name="T7">: </text:span><text:span text:style-name="T8"><text:tab/></text:span></text:p>
        <table:table table:name="Táblázat17" table:style-name="Táblázat17">
          <table:table-column table:style-name="Táblázat17.A"/>
          <table:table-column table:style-name="Táblázat17.B"/>
          <table:table-column table:style-name="Táblázat17.A"/>
          <table:table-column table:style-name="Táblázat17.D"/>
          <table:table-row>
            <table:table-cell table:style-name="Táblázat17.A1" office:value-type="string">
              <text:p text:style-name="P15">Képzettség, Fortély, Manőver</text:p>
            </table:table-cell>
            <table:table-cell table:style-name="Táblázat17.A1" office:value-type="string">
              <text:p text:style-name="P15">Értéke</text:p>
            </table:table-cell>
            <table:table-cell table:style-name="Táblázat17.A1" office:value-type="string">
              <text:p text:style-name="P15">Képzettség, Fortély, Manőver</text:p>
            </table:table-cell>
            <table:table-cell table:style-name="Táblázat17.D1" office:value-type="string">
              <text:p text:style-name="P15">Értéke</text:p>
            </table:table-cell>
          </table:table-row>
          <table:table-row>
            <table:table-cell table:style-name="Táblázat17.A2" office:value-type="string">
              <text:p text:style-name="P9">Fájdalomtűrés</text:p>
            </table:table-cell>
            <table:table-cell table:style-name="Táblázat17.B2" office:value-type="string">
              <text:p text:style-name="P5"/>
            </table:table-cell>
            <table:table-cell table:style-name="Táblázat17.A2" office:value-type="string">
              <text:p text:style-name="P6"/>
            </table:table-cell>
            <table:table-cell table:style-name="Táblázat17.D2" office:value-type="string">
              <text:p text:style-name="P5"/>
            </table:table-cell>
          </table:table-row>
          <table:table-row>
            <table:table-cell table:style-name="Táblázat17.A2" office:value-type="string">
              <text:p text:style-name="P6">Észlelés</text:p>
            </table:table-cell>
            <table:table-cell table:style-name="Táblázat17.B2" office:value-type="string">
              <text:p text:style-name="P5"/>
            </table:table-cell>
            <table:table-cell table:style-name="Táblázat17.A2" office:value-type="string">
              <text:p text:style-name="P6"/>
            </table:table-cell>
            <table:table-cell table:style-name="Táblázat17.D2" office:value-type="string">
              <text:p text:style-name="P5"/>
            </table:table-cell>
          </table:table-row>
          <table:table-row>
            <table:table-cell table:style-name="Táblázat17.A2" office:value-type="string">
              <text:p text:style-name="P6">Emberismeret</text:p>
            </table:table-cell>
            <table:table-cell table:style-name="Táblázat17.B2" office:value-type="string">
              <text:p text:style-name="P5"/>
            </table:table-cell>
            <table:table-cell table:style-name="Táblázat17.A2" office:value-type="string">
              <text:p text:style-name="P6"/>
            </table:table-cell>
            <table:table-cell table:style-name="Táblázat17.D2" office:value-type="string">
              <text:p text:style-name="P5"/>
            </table:table-cell>
          </table:table-row>
          <table:table-row>
            <table:table-cell table:style-name="Táblázat17.A2" office:value-type="string">
              <text:p text:style-name="P6"/>
            </table:table-cell>
            <table:table-cell table:style-name="Táblázat17.B2" office:value-type="string">
              <text:p text:style-name="P5"/>
            </table:table-cell>
            <table:table-cell table:style-name="Táblázat17.A2" office:value-type="string">
              <text:p text:style-name="P6"/>
            </table:table-cell>
            <table:table-cell table:style-name="Táblázat17.D2" office:value-type="string">
              <text:p text:style-name="P5"/>
            </table:table-cell>
          </table:table-row>
          <table:table-row>
            <table:table-cell table:style-name="Táblázat17.A2" office:value-type="string">
              <text:p text:style-name="P6"/>
            </table:table-cell>
            <table:table-cell table:style-name="Táblázat17.B2" office:value-type="string">
              <text:p text:style-name="P5"/>
            </table:table-cell>
            <table:table-cell table:style-name="Táblázat17.A2" office:value-type="string">
              <text:p text:style-name="P6"/>
            </table:table-cell>
            <table:table-cell table:style-name="Táblázat17.D2" office:value-type="string">
              <text:p text:style-name="P5"/>
            </table:table-cell>
          </table:table-row>
          <table:table-row>
            <table:table-cell table:style-name="Táblázat17.A2" office:value-type="string">
              <text:p text:style-name="P6"/>
            </table:table-cell>
            <table:table-cell table:style-name="Táblázat17.B2" office:value-type="string">
              <text:p text:style-name="P5"/>
            </table:table-cell>
            <table:table-cell table:style-name="Táblázat17.A2" office:value-type="string">
              <text:p text:style-name="P6"/>
            </table:table-cell>
            <table:table-cell table:style-name="Táblázat17.D2" office:value-type="string">
              <text:p text:style-name="P5"/>
            </table:table-cell>
          </table:table-row>
          <table:table-row>
            <table:table-cell table:style-name="Táblázat17.A2" office:value-type="string">
              <text:p text:style-name="P6"/>
            </table:table-cell>
            <table:table-cell table:style-name="Táblázat17.B2" office:value-type="string">
              <text:p text:style-name="P5"/>
            </table:table-cell>
            <table:table-cell table:style-name="Táblázat17.A2" office:value-type="string">
              <text:p text:style-name="P6"/>
            </table:table-cell>
            <table:table-cell table:style-name="Táblázat17.D2" office:value-type="string">
              <text:p text:style-name="P5"/>
            </table:table-cell>
          </table:table-row>
          <table:table-row>
            <table:table-cell table:style-name="Táblázat17.A2" office:value-type="string">
              <text:p text:style-name="P6"/>
            </table:table-cell>
            <table:table-cell table:style-name="Táblázat17.B2" office:value-type="string">
              <text:p text:style-name="P5"/>
            </table:table-cell>
            <table:table-cell table:style-name="Táblázat17.A2" office:value-type="string">
              <text:p text:style-name="P6"/>
            </table:table-cell>
            <table:table-cell table:style-name="Táblázat17.D2" office:value-type="string">
              <text:p text:style-name="P5"/>
            </table:table-cell>
          </table:table-row>
          <table:table-row>
            <table:table-cell table:style-name="Táblázat17.A2" office:value-type="string">
              <text:p text:style-name="P6"/>
            </table:table-cell>
            <table:table-cell table:style-name="Táblázat17.B2" office:value-type="string">
              <text:p text:style-name="P5"/>
            </table:table-cell>
            <table:table-cell table:style-name="Táblázat17.A2" office:value-type="string">
              <text:p text:style-name="P6"/>
            </table:table-cell>
            <table:table-cell table:style-name="Táblázat17.D2" office:value-type="string">
              <text:p text:style-name="P5"/>
            </table:table-cell>
          </table:table-row>
          <table:table-row>
            <table:table-cell table:style-name="Táblázat17.A11" table:number-columns-spanned="4" office:value-type="string">
              <text:p text:style-name="P6">Speciális:</text:p>
            </table:table-cell>
            <table:covered-table-cell/>
            <table:covered-table-cell/>
            <table:covered-table-cell/>
          </table:table-row>
        </table:table>
        <text:p text:style-name="P20"/>
        <table:table table:name="Táblázat18" table:style-name="Táblázat18">
          <table:table-column table:style-name="Táblázat18.A"/>
          <table:table-row>
            <table:table-cell table:style-name="Táblázat18.A1" office:value-type="string">
              <text:p text:style-name="P6"><text:span text:style-name="T14">Leírás:</text:span> </text:p>
            </table:table-cell>
          </table:table-row>
          <table:table-row>
            <table:table-cell table:style-name="Táblázat18.A2" office:value-type="string">
              <text:p text:style-name="P6"/>
            </table:table-cell>
          </table:table-row>
        </table:table>
        <text:p text:style-name="P16"/>
      </text:section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" style:font-adornments="Normá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in" style:contextual-spacing="false"/>
      <style:text-properties style:font-name="Tahoma3" fo:font-family="Tahoma" style:font-style-name="Normá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ahoma3" fo:font-family="Tahoma" style:font-style-name="Normá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543in" fo:margin-bottom="0.3543in" fo:margin-left="0.5118in" fo:margin-right="0.511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language>hu-HU</dc:language>
    <meta:editing-cycles>3</meta:editing-cycles>
    <meta:editing-duration>PT2M15S</meta:editing-duration>
    <dc:date>2024-03-04T17:40:34.837000000</dc:date>
    <meta:document-statistic meta:table-count="18" meta:image-count="0" meta:object-count="0" meta:page-count="2" meta:paragraph-count="142" meta:word-count="402" meta:character-count="2986" meta:non-whitespace-character-count="1908"/>
    <meta:user-defined meta:name="Info 1"/>
    <meta:user-defined meta:name="Info 2"/>
    <meta:user-defined meta:name="Info 3"/>
    <meta:user-defined meta:name="Info 4"/>
  </office:meta>
</office:document-meta>
</file>